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O TOTAL DO INDICADOR A1A – DIRETORE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diretores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6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6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6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6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193.6001205444336" table:style-name="ce5">
            <text:p>6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2.0401201248169" table:style-name="ce5">
            <text:p>6.172</text:p>
          </table:table-cell>
          <table:table-cell office:value-type="float" office:value="1199.5200233459473" table:style-name="ce5">
            <text:p>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3867.0800752639771" table:style-name="ce5">
            <text:p>3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6336.6801233291626" table:style-name="ce5">
            <text:p>6.337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105.4400215148926" table:style-name="ce5">
            <text:p>1.105</text:p>
          </table:table-cell>
          <table:table-cell office:value-type="float" office:value="6168.1201200485229" table:style-name="ce5">
            <text:p>6.168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897.6401147842407" table:style-name="ce5">
            <text:p>5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50.6001138687134" table:style-name="ce5">
            <text:p>5.851</text:p>
          </table:table-cell>
          <table:table-cell office:value-type="float" office:value="1199.5200233459473" table:style-name="ce5">
            <text:p>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11.6401014328003" table:style-name="ce5">
            <text:p>5.212</text:p>
          </table:table-cell>
          <table:table-cell office:value-type="float" office:value="3396.6800661087036" table:style-name="ce5">
            <text:p>3.3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1.4400253295898" table:style-name="ce5">
            <text:p>1.301</text:p>
          </table:table-cell>
          <table:table-cell office:value-type="float" office:value="5911.3601150512695" table:style-name="ce5">
            <text:p>5.911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5897.6401147842407" table:style-name="ce5">
            <text:p>5.898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172.8400812149048" table:style-name="ce5">
            <text:p>4.1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0.8400735855103" table:style-name="ce5">
            <text:p>3.781</text:p>
          </table:table-cell>
          <table:table-cell office:value-type="float" office:value="1922.7600374221802" table:style-name="ce5">
            <text:p>1.9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0.8400259017944" table:style-name="ce5">
            <text:p>1.331</text:p>
          </table:table-cell>
          <table:table-cell office:value-type="float" office:value="4031.7200784683228" table:style-name="ce5">
            <text:p>4.0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4076.8000793457031" table:style-name="ce5">
            <text:p>4.0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067.0000791549683" table:style-name="ce5">
            <text:p>4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5.0400791168213" table:style-name="ce5">
            <text:p>4.065</text:p>
          </table:table-cell>
          <table:table-cell office:value-type="float" office:value="225.40000438690186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08.3600702285767" table:style-name="ce5">
            <text:p>3.608</text:p>
          </table:table-cell>
          <table:table-cell office:value-type="float" office:value="1967.8400382995605" table:style-name="ce5">
            <text:p>1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3969.0000772476196" table:style-name="ce5">
            <text:p>3.9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6.20001316070557" table:style-name="ce5">
            <text:p>676</text:p>
          </table:table-cell>
          <table:table-cell office:value-type="float" office:value="4025.8400783538818" table:style-name="ce5">
            <text:p>4.0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341.4000844955444" table:style-name="ce5">
            <text:p>4.3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02.200083732605" table:style-name="ce5">
            <text:p>4.302</text:p>
          </table:table-cell>
          <table:table-cell office:value-type="float" office:value="719.32001399993896" table:style-name="ce5">
            <text:p>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7.2000789642334" table:style-name="ce5">
            <text:p>4.057</text:p>
          </table:table-cell>
          <table:table-cell office:value-type="float" office:value="1807.1200351715088" table:style-name="ce5">
            <text:p>1.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4304.160083770752" table:style-name="ce5">
            <text:p>4.30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90.04000759124756" table:style-name="ce5">
            <text:p>390</text:p>
          </table:table-cell>
          <table:table-cell office:value-type="float" office:value="4321.8000841140747" table:style-name="ce5">
            <text:p>4.322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097.9600992202759" table:style-name="ce5">
            <text:p>5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21.5200977325439" table:style-name="ce5">
            <text:p>5.022</text:p>
          </table:table-cell>
          <table:table-cell office:value-type="float" office:value="960.4000186920166" table:style-name="ce5">
            <text:p>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10.0400838851929" table:style-name="ce5">
            <text:p>4.310</text:p>
          </table:table-cell>
          <table:table-cell office:value-type="float" office:value="2861.6000556945801" table:style-name="ce5">
            <text:p>2.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5009.7600975036621" table:style-name="ce5">
            <text:p>5.0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5039.1600980758667" table:style-name="ce5">
            <text:p>5.0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003.1200389862061" table:style-name="ce5">
            <text:p>2.0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225.40000438690186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0.880033493042" table:style-name="ce5">
            <text:p>1.721</text:p>
          </table:table-cell>
          <table:table-cell office:value-type="float" office:value="1070.1600208282471" table:style-name="ce5">
            <text:p>1.0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2003.1200389862061" table:style-name="ce5">
            <text:p>2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3.1200389862061" table:style-name="ce5">
            <text:p>2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910.2000761032104" table:style-name="ce5">
            <text:p>3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80.8000755310059" table:style-name="ce5">
            <text:p>3.881</text:p>
          </table:table-cell>
          <table:table-cell office:value-type="float" office:value="601.72001171112061" table:style-name="ce5">
            <text:p>6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43.720067024231" table:style-name="ce5">
            <text:p>3.444</text:p>
          </table:table-cell>
          <table:table-cell office:value-type="float" office:value="1938.440037727356" table:style-name="ce5">
            <text:p>1.9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3849.4400749206543" table:style-name="ce5">
            <text:p>3.8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.68000602722168" table:style-name="ce5">
            <text:p>310</text:p>
          </table:table-cell>
          <table:table-cell office:value-type="float" office:value="3902.3600759506226" table:style-name="ce5">
            <text:p>3.9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599.7201089859009" table:style-name="ce5">
            <text:p>5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38.9601078033447" table:style-name="ce5">
            <text:p>5.539</text:p>
          </table:table-cell>
          <table:table-cell office:value-type="float" office:value="1038.8000202178955" table:style-name="ce5">
            <text:p>1.0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7.040096282959" table:style-name="ce5">
            <text:p>4.947</text:p>
          </table:table-cell>
          <table:table-cell office:value-type="float" office:value="3230.0800628662109" table:style-name="ce5">
            <text:p>3.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5613.4401092529297" table:style-name="ce5">
            <text:p>5.613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062.3200206756592" table:style-name="ce5">
            <text:p>1.062</text:p>
          </table:table-cell>
          <table:table-cell office:value-type="float" office:value="5546.8001079559326" table:style-name="ce5">
            <text:p>5.547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927.8400764465332" table:style-name="ce5">
            <text:p>3.9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4.3600740432739" table:style-name="ce5">
            <text:p>3.804</text:p>
          </table:table-cell>
          <table:table-cell office:value-type="float" office:value="1107.4000215530396" table:style-name="ce5">
            <text:p>1.1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2824.3600549697876" table:style-name="ce5">
            <text:p>2.8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3929.8000764846802" table:style-name="ce5">
            <text:p>3.9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3927.8400764465332" table:style-name="ce5">
            <text:p>3.9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288.0801029205322" table:style-name="ce5">
            <text:p>5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8.0801029205322" table:style-name="ce5">
            <text:p>5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1.7600955963135" table:style-name="ce5">
            <text:p>4.912</text:p>
          </table:table-cell>
          <table:table-cell office:value-type="float" office:value="2210.8800430297852" table:style-name="ce5">
            <text:p>2.2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9.680025100708" table:style-name="ce5">
            <text:p>1.290</text:p>
          </table:table-cell>
          <table:table-cell office:value-type="float" office:value="5235.160101890564" table:style-name="ce5">
            <text:p>5.235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5268.4801025390625" table:style-name="ce5">
            <text:p>5.268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669.1200714111328" table:style-name="ce5">
            <text:p>3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9.1200714111328" table:style-name="ce5">
            <text:p>3.669</text:p>
          </table:table-cell>
          <table:table-cell office:value-type="float" office:value="462.56000900268555" table:style-name="ce5">
            <text:p>4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7.84006690979" table:style-name="ce5">
            <text:p>3.438</text:p>
          </table:table-cell>
          <table:table-cell office:value-type="float" office:value="1618.9600315093994" table:style-name="ce5">
            <text:p>1.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6.7200260162354" table:style-name="ce5">
            <text:p>1.337</text:p>
          </table:table-cell>
          <table:table-cell office:value-type="float" office:value="3565.2400693893433" table:style-name="ce5">
            <text:p>3.5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3580.920069694519" table:style-name="ce5">
            <text:p>3.5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7.08001804351807" table:style-name="ce5">
            <text:p>927</text:p>
          </table:table-cell>
          <table:table-cell office:value-type="float" office:value="439.04000854492188" table:style-name="ce5">
            <text:p>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960.4000186920166" table:style-name="ce5">
            <text:p>9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370.44000720977783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876.12001705169678" table:style-name="ce5">
            <text:p>8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874.1600170135498" table:style-name="ce5">
            <text:p>8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00.4800720214844" table:style-name="ce5">
            <text:p>3.7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5.8000707626343" table:style-name="ce5">
            <text:p>3.636</text:p>
          </table:table-cell>
          <table:table-cell office:value-type="float" office:value="1107.4000215530396" table:style-name="ce5">
            <text:p>1.1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0.4400644302368" table:style-name="ce5">
            <text:p>3.310</text:p>
          </table:table-cell>
          <table:table-cell office:value-type="float" office:value="2269.6800441741943" table:style-name="ce5">
            <text:p>2.2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3825.9200744628906" table:style-name="ce5">
            <text:p>3.8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3704.4000720977783" table:style-name="ce5">
            <text:p>3.7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62.8800888061523" table:style-name="ce5">
            <text:p>4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2.4800891876221" table:style-name="ce5">
            <text:p>4.582</text:p>
          </table:table-cell>
          <table:table-cell office:value-type="float" office:value="454.72000885009766" table:style-name="ce5">
            <text:p>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8.3600797653198" table:style-name="ce5">
            <text:p>4.098</text:p>
          </table:table-cell>
          <table:table-cell office:value-type="float" office:value="3032.1200590133667" table:style-name="ce5">
            <text:p>3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4.4000244140625" table:style-name="ce5">
            <text:p>1.254</text:p>
          </table:table-cell>
          <table:table-cell office:value-type="float" office:value="4702.0400915145874" table:style-name="ce5">
            <text:p>4.7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4588.360089302063" table:style-name="ce5">
            <text:p>4.5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79.8000288009644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5.6800289154053" table:style-name="ce5">
            <text:p>1.486</text:p>
          </table:table-cell>
          <table:table-cell office:value-type="float" office:value="521.36001014709473" table:style-name="ce5">
            <text:p>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1311.2400255203247" table:style-name="ce5">
            <text:p>1.311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1264.2000246047974" table:style-name="ce5">
            <text:p>1.26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39.2000961303711" table:style-name="ce5">
            <text:p>4.9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37.2400960922241" table:style-name="ce5">
            <text:p>4.937</text:p>
          </table:table-cell>
          <table:table-cell office:value-type="float" office:value="454.72000885009766" table:style-name="ce5">
            <text:p>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.2000923156738" table:style-name="ce5">
            <text:p>4.743</text:p>
          </table:table-cell>
          <table:table-cell office:value-type="float" office:value="1658.1600322723389" table:style-name="ce5">
            <text:p>1.6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4892.1600952148438" table:style-name="ce5">
            <text:p>4.892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4913.7200956344604" table:style-name="ce5">
            <text:p>4.91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88.9600601196289" table:style-name="ce5">
            <text:p>3.0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223.44000434875488" table:style-name="ce5">
            <text:p>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26.2800569534302" table:style-name="ce5">
            <text:p>2.926</text:p>
          </table:table-cell>
          <table:table-cell office:value-type="float" office:value="1464.1200284957886" table:style-name="ce5">
            <text:p>1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3047.8000593185425" table:style-name="ce5">
            <text:p>3.0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3081.120059967041" table:style-name="ce5">
            <text:p>3.0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96.0800952911377" table:style-name="ce5">
            <text:p>4.8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03.9200954437256" table:style-name="ce5">
            <text:p>4.904</text:p>
          </table:table-cell>
          <table:table-cell office:value-type="float" office:value="507.64000988006592" table:style-name="ce5">
            <text:p>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6.5200929641724" table:style-name="ce5">
            <text:p>4.777</text:p>
          </table:table-cell>
          <table:table-cell office:value-type="float" office:value="2197.1600427627563" table:style-name="ce5">
            <text:p>2.1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4968.6000967025757" table:style-name="ce5">
            <text:p>4.969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4894.1200952529907" table:style-name="ce5">
            <text:p>4.89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103.8400993347168" table:style-name="ce5">
            <text:p>5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1.9200973510742" table:style-name="ce5">
            <text:p>5.002</text:p>
          </table:table-cell>
          <table:table-cell office:value-type="float" office:value="1095.6400213241577" table:style-name="ce5">
            <text:p>1.0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4.4400796890259" table:style-name="ce5">
            <text:p>4.094</text:p>
          </table:table-cell>
          <table:table-cell office:value-type="float" office:value="3269.2800636291504" table:style-name="ce5">
            <text:p>3.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3.600025177002" table:style-name="ce5">
            <text:p>1.294</text:p>
          </table:table-cell>
          <table:table-cell office:value-type="float" office:value="4992.1200971603394" table:style-name="ce5">
            <text:p>4.9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5029.3600978851318" table:style-name="ce5">
            <text:p>5.0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0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O TOTAL DO INDICADOR B7 – DIRETORE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diretores de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062.2801179885864" table:style-name="ce5">
            <text:p>6.062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1417.0800275802612" table:style-name="ce5">
            <text:p>1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.28000354766846" table:style-name="ce5">
            <text:p>18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725.1601114273071" table:style-name="ce5">
            <text:p>5.725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1415.1200275421143" table:style-name="ce5">
            <text:p>1.4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.28000354766846" table:style-name="ce5">
            <text:p>18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0" table:style-name="ce5">
            <text:p>0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945.480076789856" table:style-name="ce5">
            <text:p>3.945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341.4000844955444" table:style-name="ce5">
            <text:p>4.34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4913.7200956344604" table:style-name="ce5">
            <text:p>4.914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377.880026817321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.28000354766846" table:style-name="ce5">
            <text:p>18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003.1200389862061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804.3600740432739" table:style-name="ce5">
            <text:p>3.804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05.6001091003418" table:style-name="ce5">
            <text:p>5.606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.28000354766846" table:style-name="ce5">
            <text:p>18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575.0400695800781" table:style-name="ce5">
            <text:p>3.575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1377.880026817321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288.0801029205322" table:style-name="ce5">
            <text:p>5.288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667.1600713729858" table:style-name="ce5">
            <text:p>3.667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.28000354766846" table:style-name="ce5">
            <text:p>18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2.56001853942871" table:style-name="ce5">
            <text:p>953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61.3600673675537" table:style-name="ce5">
            <text:p>3.461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1377.880026817321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.28000354766846" table:style-name="ce5">
            <text:p>182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74.6400890350342" table:style-name="ce5">
            <text:p>4.575</text:p>
          </table:table-cell>
          <table:table-cell office:value-type="float" office:value="0" table:style-name="ce5">
            <text:p>0</text:p>
          </table:table-cell>
          <table:table-cell office:value-type="float" office:value="327.32000637054443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33.3200960159302" table:style-name="ce5">
            <text:p>4.933</text:p>
          </table:table-cell>
          <table:table-cell office:value-type="float" office:value="0" table:style-name="ce5">
            <text:p>0</text:p>
          </table:table-cell>
          <table:table-cell office:value-type="float" office:value="327.32000637054443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92.1600952148438" table:style-name="ce5">
            <text:p>4.892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327.32000637054443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841.2000942230225" table:style-name="ce5">
            <text:p>4.841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1377.880026817321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.28000354766846" table:style-name="ce5">
            <text:p>1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7" table:number-rows-spanned="1" table:style-name="ce10">
            <text:p>¹ Considera-se usuário(a) aquele(a) que utilizou a Internet pelo menos uma vez nos três meses que antecederam à realização da entrevista.</text:p>
          </table:table-cell>
          <table:covered-table-cell table:number-columns-repeated="6"/>
          <table:table-cell table:number-columns-repeated="16377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B7A – DIRETORE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diretores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199.4801206588745" table:style-name="ce5">
            <text:p>6.199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901.5601148605347" table:style-name="ce5">
            <text:p>5.902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067.0000791549683" table:style-name="ce5">
            <text:p>4.0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341.4000844955444" table:style-name="ce5">
            <text:p>4.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096.0000991821289" table:style-name="ce5">
            <text:p>5.096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003.1200389862061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910.2000761032104" table:style-name="ce5">
            <text:p>3.9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599.7201089859009" table:style-name="ce5">
            <text:p>5.600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927.8400764465332" table:style-name="ce5">
            <text:p>3.9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288.0801029205322" table:style-name="ce5">
            <text:p>5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667.1600713729858" table:style-name="ce5">
            <text:p>3.667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08.3200721740723" table:style-name="ce5">
            <text:p>3.708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39.2000961303711" table:style-name="ce5">
            <text:p>4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96.0800952911377" table:style-name="ce5">
            <text:p>4.8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107.7600994110107" table:style-name="ce5">
            <text:p>5.108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diretores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2579.360050201416" table:style-name="ce5">
            <text:p>2.579</text:p>
          </table:table-cell>
          <table:table-cell office:value-type="float" office:value="6438.6001253128052" table:style-name="ce5">
            <text:p>6.439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618.9600315093994" table:style-name="ce5">
            <text:p>1.619</text:p>
          </table:table-cell>
          <table:table-cell office:value-type="float" office:value="5927.0401153564453" table:style-name="ce5">
            <text:p>5.927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183.4400424957275" table:style-name="ce5">
            <text:p>2.183</text:p>
          </table:table-cell>
          <table:table-cell office:value-type="float" office:value="3694.6000719070435" table:style-name="ce5">
            <text:p>3.6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3778.8800735473633" table:style-name="ce5">
            <text:p>3.779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348.4800262451172" table:style-name="ce5">
            <text:p>1.348</text:p>
          </table:table-cell>
          <table:table-cell office:value-type="float" office:value="4266.9200830459595" table:style-name="ce5">
            <text:p>4.2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4937.2400960922241" table:style-name="ce5">
            <text:p>4.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3733.8000726699829" table:style-name="ce5">
            <text:p>3.7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91.240044593811" table:style-name="ce5">
            <text:p>2.291</text:p>
          </table:table-cell>
          <table:table-cell office:value-type="float" office:value="5593.84010887146" table:style-name="ce5">
            <text:p>5.594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27.08001804351807" table:style-name="ce5">
            <text:p>927</text:p>
          </table:table-cell>
          <table:table-cell office:value-type="float" office:value="3833.7600746154785" table:style-name="ce5">
            <text:p>3.8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54.4000244140625" table:style-name="ce5">
            <text:p>1.254</text:p>
          </table:table-cell>
          <table:table-cell office:value-type="float" office:value="5250.8401021957397" table:style-name="ce5">
            <text:p>5.2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57.9600419998169" table:style-name="ce5">
            <text:p>2.158</text:p>
          </table:table-cell>
          <table:table-cell office:value-type="float" office:value="3324.1600646972656" table:style-name="ce5">
            <text:p>3.324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978.04001903533936" table:style-name="ce5">
            <text:p>9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58.2400283813477" table:style-name="ce5">
            <text:p>1.458</text:p>
          </table:table-cell>
          <table:table-cell office:value-type="float" office:value="3816.1200742721558" table:style-name="ce5">
            <text:p>3.8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13.0400333404541" table:style-name="ce5">
            <text:p>1.713</text:p>
          </table:table-cell>
          <table:table-cell office:value-type="float" office:value="4829.4400939941406" table:style-name="ce5">
            <text:p>4.8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60.3200225830078" table:style-name="ce5">
            <text:p>1.16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4821.6000938415527" table:style-name="ce5">
            <text:p>4.822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2863.5600557327271" table:style-name="ce5">
            <text:p>2.8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036.4400396347046" table:style-name="ce5">
            <text:p>2.036</text:p>
          </table:table-cell>
          <table:table-cell office:value-type="float" office:value="4941.1600961685181" table:style-name="ce5">
            <text:p>4.941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4919.6000957489014" table:style-name="ce5">
            <text:p>4.9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MARGEM DE ERRO PARA O TOTAL D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">
            <text:p>Total de diretores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3620.1200704574585" table:style-name="ce5">
            <text:p>3.620</text:p>
          </table:table-cell>
          <table:table-cell office:value-type="float" office:value="2479.4000482559204" table:style-name="ce5">
            <text:p>2.479</text:p>
          </table:table-cell>
          <table:table-cell office:value-type="float" office:value="1756.1600341796875" table:style-name="ce5">
            <text:p>1.756</text:p>
          </table:table-cell>
          <table:table-cell office:value-type="float" office:value="4353.1600847244263" table:style-name="ce5">
            <text:p>4.353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4500.1600875854492" table:style-name="ce5">
            <text:p>4.500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1503.320029258728" table:style-name="ce5">
            <text:p>1.503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1564.0800304412842" table:style-name="ce5">
            <text:p>1.564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1321.0400257110596" table:style-name="ce5">
            <text:p>1.321</text:p>
          </table:table-cell>
          <table:table-cell office:value-type="float" office:value="3692.6400718688965" table:style-name="ce5">
            <text:p>3.693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1499.4000291824341" table:style-name="ce5">
            <text:p>1.499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383.3600463867188" table:style-name="ce5">
            <text:p>2.383</text:p>
          </table:table-cell>
          <table:table-cell office:value-type="float" office:value="946.68001842498779" table:style-name="ce5">
            <text:p>947</text:p>
          </table:table-cell>
          <table:table-cell office:value-type="float" office:value="850.64001655578613" table:style-name="ce5">
            <text:p>851</text:p>
          </table:table-cell>
          <table:table-cell office:value-type="float" office:value="1991.3600387573242" table:style-name="ce5">
            <text:p>1.991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2700.8800525665283" table:style-name="ce5">
            <text:p>2.701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828.6800355911255" table:style-name="ce5">
            <text:p>1.829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3110.5200605392456" table:style-name="ce5">
            <text:p>3.111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720.480052947998" table:style-name="ce5">
            <text:p>2.720</text:p>
          </table:table-cell>
          <table:table-cell office:value-type="float" office:value="2110.9200410842896" table:style-name="ce5">
            <text:p>2.111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2616.6000509262085" table:style-name="ce5">
            <text:p>2.617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1724.8000335693359" table:style-name="ce5">
            <text:p>1.725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883.5600366592407" table:style-name="ce5">
            <text:p>1.884</text:p>
          </table:table-cell>
          <table:table-cell office:value-type="float" office:value="807.52001571655273" table:style-name="ce5">
            <text:p>808</text:p>
          </table:table-cell>
          <table:table-cell office:value-type="float" office:value="1279.8800249099731" table:style-name="ce5">
            <text:p>1.280</text:p>
          </table:table-cell>
          <table:table-cell office:value-type="float" office:value="3330.0400648117065" table:style-name="ce5">
            <text:p>3.330</text:p>
          </table:table-cell>
          <table:table-cell office:value-type="float" office:value="1225.0000238418579" table:style-name="ce5">
            <text:p>1.225</text:p>
          </table:table-cell>
          <table:table-cell office:value-type="float" office:value="2987.0400581359863" table:style-name="ce5">
            <text:p>2.987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1311.2400255203247" table:style-name="ce5">
            <text:p>1.311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093.2800407409668" table:style-name="ce5">
            <text:p>2.093</text:p>
          </table:table-cell>
          <table:table-cell office:value-type="float" office:value="1852.2000360488892" table:style-name="ce5">
            <text:p>1.852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2089.3600406646729" table:style-name="ce5">
            <text:p>2.08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04.7600545883179" table:style-name="ce5">
            <text:p>2.805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1442.5600280761719" table:style-name="ce5">
            <text:p>1.443</text:p>
          </table:table-cell>
          <table:table-cell office:value-type="float" office:value="3802.400074005127" table:style-name="ce5">
            <text:p>3.802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513.1200294494629" table:style-name="ce5">
            <text:p>1.513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2953.7200574874878" table:style-name="ce5">
            <text:p>2.954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46.0400495529175" table:style-name="ce5">
            <text:p>2.546</text:p>
          </table:table-cell>
          <table:table-cell office:value-type="float" office:value="2067.8000402450562" table:style-name="ce5">
            <text:p>2.068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3388.8400659561157" table:style-name="ce5">
            <text:p>3.389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2916.4800567626953" table:style-name="ce5">
            <text:p>2.916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71.6400442123413" table:style-name="ce5">
            <text:p>2.272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2434.32004737854" table:style-name="ce5">
            <text:p>2.434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1932.560037612915" table:style-name="ce5">
            <text:p>1.933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0.80000877380371" table:style-name="ce5">
            <text:p>451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766.36001491546631" table:style-name="ce5">
            <text:p>766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1136.8000221252441" table:style-name="ce5">
            <text:p>1.137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1642.4800319671631" table:style-name="ce5">
            <text:p>1.642</text:p>
          </table:table-cell>
          <table:table-cell office:value-type="float" office:value="452.76000881195068" table:style-name="ce5">
            <text:p>453</text:p>
          </table:table-cell>
          <table:table-cell office:value-type="float" office:value="3204.6000623703003" table:style-name="ce5">
            <text:p>3.205</text:p>
          </table:table-cell>
          <table:table-cell office:value-type="float" office:value="0" table:style-name="ce5">
            <text:p>0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46.0000514984131" table:style-name="ce5">
            <text:p>2.646</text:p>
          </table:table-cell>
          <table:table-cell office:value-type="float" office:value="2005.080039024353" table:style-name="ce5">
            <text:p>2.005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3773.0000734329224" table:style-name="ce5">
            <text:p>3.773</text:p>
          </table:table-cell>
          <table:table-cell office:value-type="float" office:value="1256.3600244522095" table:style-name="ce5">
            <text:p>1.256</text:p>
          </table:table-cell>
          <table:table-cell office:value-type="float" office:value="2861.6000556945801" table:style-name="ce5">
            <text:p>2.862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40.84001636505127" table:style-name="ce5">
            <text:p>841</text:p>
          </table:table-cell>
          <table:table-cell office:value-type="float" office:value="607.60001182556152" table:style-name="ce5">
            <text:p>608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1048.6000204086304" table:style-name="ce5">
            <text:p>1.049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34.1600551605225" table:style-name="ce5">
            <text:p>2.834</text:p>
          </table:table-cell>
          <table:table-cell office:value-type="float" office:value="2009.000039100647" table:style-name="ce5">
            <text:p>2.009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44.4000339508057" table:style-name="ce5">
            <text:p>1.744</text:p>
          </table:table-cell>
          <table:table-cell office:value-type="float" office:value="1520.9600296020508" table:style-name="ce5">
            <text:p>1.521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1887.4800367355347" table:style-name="ce5">
            <text:p>1.887</text:p>
          </table:table-cell>
          <table:table-cell office:value-type="float" office:value="409.64000797271729" table:style-name="ce5">
            <text:p>410</text:p>
          </table:table-cell>
          <table:table-cell office:value-type="float" office:value="1078.000020980835" table:style-name="ce5">
            <text:p>1.078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28.120062828064" table:style-name="ce5">
            <text:p>3.228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1652.2800321578979" table:style-name="ce5">
            <text:p>1.652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578.20001125335693" table:style-name="ce5">
            <text:p>578</text:p>
          </table:table-cell>
          <table:table-cell office:value-type="float" office:value="3145.8000612258911" table:style-name="ce5">
            <text:p>3.146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9.40000057220459" table:style-name="ce5">
            <text:p>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3100.7200603485107" table:style-name="ce5">
            <text:p>3.101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3365.3200654983521" table:style-name="ce5">
            <text:p>3.365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1460.2000284194946" table:style-name="ce5">
            <text:p>1.46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MARGEM DE ERRO PARA O TOTAL D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1">
            <text:p>Total de diretores de escolas localizadas em áreas urbanas<text:s/>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111.2801189422607" table:style-name="ce5">
            <text:p>6.111</text:p>
          </table:table-cell>
          <table:table-cell office:value-type="float" office:value="2295.160044670105" table:style-name="ce5">
            <text:p>2.295</text:p>
          </table:table-cell>
          <table:table-cell office:value-type="float" office:value="2248.1200437545776" table:style-name="ce5">
            <text:p>2.248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837.2800941467285" table:style-name="ce5">
            <text:p>4.837</text:p>
          </table:table-cell>
          <table:table-cell office:value-type="float" office:value="3273.2000637054443" table:style-name="ce5">
            <text:p>3.273</text:p>
          </table:table-cell>
          <table:table-cell office:value-type="float" office:value="4803.96009349823" table:style-name="ce5">
            <text:p>4.804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6017.2001171112061" table:style-name="ce5">
            <text:p>6.017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1883.5600366592407" table:style-name="ce5">
            <text:p>1.884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964.2801160812378" table:style-name="ce5">
            <text:p>5.964</text:p>
          </table:table-cell>
          <table:table-cell office:value-type="float" office:value="2346.1200456619263" table:style-name="ce5">
            <text:p>2.346</text:p>
          </table:table-cell>
          <table:table-cell office:value-type="float" office:value="2612.6800508499146" table:style-name="ce5">
            <text:p>2.613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874.1201143264771" table:style-name="ce5">
            <text:p>5.874</text:p>
          </table:table-cell>
          <table:table-cell office:value-type="float" office:value="3196.7600622177124" table:style-name="ce5">
            <text:p>3.197</text:p>
          </table:table-cell>
          <table:table-cell office:value-type="float" office:value="3039.9600591659546" table:style-name="ce5">
            <text:p>3.040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6068.1601181030273" table:style-name="ce5">
            <text:p>6.068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455.0800867080688" table:style-name="ce5">
            <text:p>4.455</text:p>
          </table:table-cell>
          <table:table-cell office:value-type="float" office:value="3198.7200622558594" table:style-name="ce5">
            <text:p>3.199</text:p>
          </table:table-cell>
          <table:table-cell office:value-type="float" office:value="5221.4401016235352" table:style-name="ce5">
            <text:p>5.221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527.2001075744629" table:style-name="ce5">
            <text:p>5.527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2201.0800428390503" table:style-name="ce5">
            <text:p>2.201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259.0800828933716" table:style-name="ce5">
            <text:p>4.259</text:p>
          </table:table-cell>
          <table:table-cell office:value-type="float" office:value="3155.600061416626" table:style-name="ce5">
            <text:p>3.156</text:p>
          </table:table-cell>
          <table:table-cell office:value-type="float" office:value="4098.3600797653198" table:style-name="ce5">
            <text:p>4.098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1818.8800354003906" table:style-name="ce5">
            <text:p>1.819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391.9601049423218" table:style-name="ce5">
            <text:p>5.392</text:p>
          </table:table-cell>
          <table:table-cell office:value-type="float" office:value="2161.8800420761108" table:style-name="ce5">
            <text:p>2.162</text:p>
          </table:table-cell>
          <table:table-cell office:value-type="float" office:value="2475.4800481796265" table:style-name="ce5">
            <text:p>2.475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315.5201034545898" table:style-name="ce5">
            <text:p>5.316</text:p>
          </table:table-cell>
          <table:table-cell office:value-type="float" office:value="2726.360053062439" table:style-name="ce5">
            <text:p>2.726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597.7601089477539" table:style-name="ce5">
            <text:p>5.598</text:p>
          </table:table-cell>
          <table:table-cell office:value-type="float" office:value="2487.2400484085083" table:style-name="ce5">
            <text:p>2.487</text:p>
          </table:table-cell>
          <table:table-cell office:value-type="float" office:value="1548.4000301361084" table:style-name="ce5">
            <text:p>1.548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733.8000726699829" table:style-name="ce5">
            <text:p>3.734</text:p>
          </table:table-cell>
          <table:table-cell office:value-type="float" office:value="2924.3200569152832" table:style-name="ce5">
            <text:p>2.924</text:p>
          </table:table-cell>
          <table:table-cell office:value-type="float" office:value="4576.6000890731812" table:style-name="ce5">
            <text:p>4.577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151.2800807952881" table:style-name="ce5">
            <text:p>4.151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220.2800626754761" table:style-name="ce5">
            <text:p>3.220</text:p>
          </table:table-cell>
          <table:table-cell office:value-type="float" office:value="1148.560022354126" table:style-name="ce5">
            <text:p>1.149</text:p>
          </table:table-cell>
          <table:table-cell office:value-type="float" office:value="2634.2400512695313" table:style-name="ce5">
            <text:p>2.634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4141.4800806045532" table:style-name="ce5">
            <text:p>4.141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4041.5200786590576" table:style-name="ce5">
            <text:p>4.042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594.6400699615479" table:style-name="ce5">
            <text:p>3.595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1611.1200313568115" table:style-name="ce5">
            <text:p>1.61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939.600076675415" table:style-name="ce5">
            <text:p>3.940</text:p>
          </table:table-cell>
          <table:table-cell office:value-type="float" office:value="1062.3200206756592" table:style-name="ce5">
            <text:p>1.062</text:p>
          </table:table-cell>
          <table:table-cell office:value-type="float" office:value="1148.560022354126" table:style-name="ce5">
            <text:p>1.149</text:p>
          </table:table-cell>
          <table:table-cell office:value-type="float" office:value="0" table:style-name="ce5">
            <text:p>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989.0000581741333" table:style-name="ce5">
            <text:p>2.989</text:p>
          </table:table-cell>
          <table:table-cell office:value-type="float" office:value="1405.3200273513794" table:style-name="ce5">
            <text:p>1.405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7.8400001525878906" table:style-name="ce5">
            <text:p>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992.5200777053833" table:style-name="ce5">
            <text:p>3.993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965.4800577163696" table:style-name="ce5">
            <text:p>2.965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2695.0000524520874" table:style-name="ce5">
            <text:p>2.695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4053.2800788879395" table:style-name="ce5">
            <text:p>4.053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980.7600774765015" table:style-name="ce5">
            <text:p>3.981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849.4400749206543" table:style-name="ce5">
            <text:p>3.849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1138.7600221633911" table:style-name="ce5">
            <text:p>1.139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761.6400537490845" table:style-name="ce5">
            <text:p>2.762</text:p>
          </table:table-cell>
          <table:table-cell office:value-type="float" office:value="1368.0800266265869" table:style-name="ce5">
            <text:p>1.368</text:p>
          </table:table-cell>
          <table:table-cell office:value-type="float" office:value="2940.000057220459" table:style-name="ce5">
            <text:p>2.940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786.7200736999512" table:style-name="ce5">
            <text:p>3.787</text:p>
          </table:table-cell>
          <table:table-cell office:value-type="float" office:value="2048.2000398635864" table:style-name="ce5">
            <text:p>2.048</text:p>
          </table:table-cell>
          <table:table-cell office:value-type="float" office:value="1344.5600261688232" table:style-name="ce5">
            <text:p>1.345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461.3600673675537" table:style-name="ce5">
            <text:p>3.461</text:p>
          </table:table-cell>
          <table:table-cell office:value-type="float" office:value="2691.0800523757935" table:style-name="ce5">
            <text:p>2.691</text:p>
          </table:table-cell>
          <table:table-cell office:value-type="float" office:value="1350.4400262832642" table:style-name="ce5">
            <text:p>1.350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855.3200750350952" table:style-name="ce5">
            <text:p>3.855</text:p>
          </table:table-cell>
          <table:table-cell office:value-type="float" office:value="1860.0400362014771" table:style-name="ce5">
            <text:p>1.860</text:p>
          </table:table-cell>
          <table:table-cell office:value-type="float" office:value="1279.8800249099731" table:style-name="ce5">
            <text:p>1.280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916.0800762176514" table:style-name="ce5">
            <text:p>3.916</text:p>
          </table:table-cell>
          <table:table-cell office:value-type="float" office:value="2165.8000421524048" table:style-name="ce5">
            <text:p>2.166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036.0400590896606" table:style-name="ce5">
            <text:p>3.036</text:p>
          </table:table-cell>
          <table:table-cell office:value-type="float" office:value="2293.200044631958" table:style-name="ce5">
            <text:p>2.293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2387.2800464630127" table:style-name="ce5">
            <text:p>2.387</text:p>
          </table:table-cell>
          <table:table-cell office:value-type="float" office:value="1348.4800262451172" table:style-name="ce5">
            <text:p>1.348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2642.0800514221191" table:style-name="ce5">
            <text:p>2.642</text:p>
          </table:table-cell>
          <table:table-cell office:value-type="float" office:value="2265.7600440979004" table:style-name="ce5">
            <text:p>2.266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4854.9200944900513" table:style-name="ce5">
            <text:p>4.855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1618.9600315093994" table:style-name="ce5">
            <text:p>1.619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3857.2800750732422" table:style-name="ce5">
            <text:p>3.857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3.9200954437256" table:style-name="ce5">
            <text:p>4.904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2420.6000471115112" table:style-name="ce5">
            <text:p>2.421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4.1600933074951" table:style-name="ce5">
            <text:p>4.794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1642.4800319671631" table:style-name="ce5">
            <text:p>1.642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56.8000984191895" table:style-name="ce5">
            <text:p>5.057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61.6400537490845" table:style-name="ce5">
            <text:p>2.762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4059.1600790023804" table:style-name="ce5">
            <text:p>4.059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9.0800352096558" table:style-name="ce5">
            <text:p>1.809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.2400321960449" table:style-name="ce5">
            <text:p>1.654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1074.080020904541" table:style-name="ce5">
            <text:p>1.074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237.9200630187988" table:style-name="ce5">
            <text:p>3.238</text:p>
          </table:table-cell>
          <table:table-cell office:value-type="float" office:value="1846.3200359344482" table:style-name="ce5">
            <text:p>1.846</text:p>
          </table:table-cell>
          <table:table-cell office:value-type="float" office:value="1424.9200277328491" table:style-name="ce5">
            <text:p>1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981.1600580215454" table:style-name="ce5">
            <text:p>2.981</text:p>
          </table:table-cell>
          <table:table-cell office:value-type="float" office:value="2530.3600492477417" table:style-name="ce5">
            <text:p>2.530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312.4000644683838" table:style-name="ce5">
            <text:p>3.312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1211.280023574829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514.280068397522" table:style-name="ce5">
            <text:p>3.514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418.6400470733643" table:style-name="ce5">
            <text:p>2.419</text:p>
          </table:table-cell>
          <table:table-cell office:value-type="float" office:value="2308.8800449371338" table:style-name="ce5">
            <text:p>2.309</text:p>
          </table:table-cell>
          <table:table-cell office:value-type="float" office:value="2073.6800403594971" table:style-name="ce5">
            <text:p>2.074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063.4800596237183" table:style-name="ce5">
            <text:p>3.063</text:p>
          </table:table-cell>
          <table:table-cell office:value-type="float" office:value="2195.2000427246094" table:style-name="ce5">
            <text:p>2.195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522.5200490951538" table:style-name="ce5">
            <text:p>2.523</text:p>
          </table:table-cell>
          <table:table-cell office:value-type="float" office:value="2295.160044670105" table:style-name="ce5">
            <text:p>2.295</text:p>
          </table:table-cell>
          <table:table-cell office:value-type="float" office:value="2157.9600419998169" table:style-name="ce5">
            <text:p>2.158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31.0801095962524" table:style-name="ce5">
            <text:p>5.631</text:p>
          </table:table-cell>
          <table:table-cell office:value-type="float" office:value="1172.0800228118896" table:style-name="ce5">
            <text:p>1.172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4413.9200859069824" table:style-name="ce5">
            <text:p>4.414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599.7201089859009" table:style-name="ce5">
            <text:p>5.60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264.5601024627686" table:style-name="ce5">
            <text:p>5.265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2510.760048866272" table:style-name="ce5">
            <text:p>2.51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570.3201084136963" table:style-name="ce5">
            <text:p>5.570</text:p>
          </table:table-cell>
          <table:table-cell office:value-type="float" office:value="2012.9200391769409" table:style-name="ce5">
            <text:p>2.013</text:p>
          </table:table-cell>
          <table:table-cell office:value-type="float" office:value="1601.3200311660767" table:style-name="ce5">
            <text:p>1.601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542.8801078796387" table:style-name="ce5">
            <text:p>5.543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1344.5600261688232" table:style-name="ce5">
            <text:p>1.345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447.6400671005249" table:style-name="ce5">
            <text:p>3.448</text:p>
          </table:table-cell>
          <table:table-cell office:value-type="float" office:value="2206.9600429534912" table:style-name="ce5">
            <text:p>2.207</text:p>
          </table:table-cell>
          <table:table-cell office:value-type="float" office:value="4735.3600921630859" table:style-name="ce5">
            <text:p>4.735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7.8400001525878906" table:style-name="ce5">
            <text:p>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557.4000692367554" table:style-name="ce5">
            <text:p>3.557</text:p>
          </table:table-cell>
          <table:table-cell office:value-type="float" office:value="976.08001899719238" table:style-name="ce5">
            <text:p>976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530.3600492477417" table:style-name="ce5">
            <text:p>2.530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2810.6400547027588" table:style-name="ce5">
            <text:p>2.8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1383.7600269317627" table:style-name="ce5">
            <text:p>1.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771.0400733947754" table:style-name="ce5">
            <text:p>3.771</text:p>
          </table:table-cell>
          <table:table-cell office:value-type="float" office:value="931.00001811981201" table:style-name="ce5">
            <text:p>931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359.4400653839111" table:style-name="ce5">
            <text:p>3.359</text:p>
          </table:table-cell>
          <table:table-cell office:value-type="float" office:value="1091.7200212478638" table:style-name="ce5">
            <text:p>1.092</text:p>
          </table:table-cell>
          <table:table-cell office:value-type="float" office:value="1626.8000316619873" table:style-name="ce5">
            <text:p>1.627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747.5200729370117" table:style-name="ce5">
            <text:p>3.748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597.0000505447388" table:style-name="ce5">
            <text:p>2.597</text:p>
          </table:table-cell>
          <table:table-cell office:value-type="float" office:value="1279.8800249099731" table:style-name="ce5">
            <text:p>1.280</text:p>
          </table:table-cell>
          <table:table-cell office:value-type="float" office:value="2730.2800531387329" table:style-name="ce5">
            <text:p>2.7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011.7200975418091" table:style-name="ce5">
            <text:p>5.012</text:p>
          </table:table-cell>
          <table:table-cell office:value-type="float" office:value="1903.1600370407104" table:style-name="ce5">
            <text:p>1.903</text:p>
          </table:table-cell>
          <table:table-cell office:value-type="float" office:value="1569.9600305557251" table:style-name="ce5">
            <text:p>1.570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0" table:style-name="ce5">
            <text:p>0</text:p>
          </table:table-cell>
          <table:table-cell office:value-type="float" office:value="3484.8800678253174" table:style-name="ce5">
            <text:p>3.485</text:p>
          </table:table-cell>
          <table:table-cell office:value-type="float" office:value="2595.0400505065918" table:style-name="ce5">
            <text:p>2.595</text:p>
          </table:table-cell>
          <table:table-cell office:value-type="float" office:value="3669.1200714111328" table:style-name="ce5">
            <text:p>3.669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5064.6400985717773" table:style-name="ce5">
            <text:p>5.065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1213.2400236129761" table:style-name="ce5">
            <text:p>1.213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0" table:style-name="ce5">
            <text:p>0</text:p>
          </table:table-cell>
          <table:table-cell office:value-type="float" office:value="4588.360089302063" table:style-name="ce5">
            <text:p>4.588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2471.5600481033325" table:style-name="ce5">
            <text:p>2.472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4480.5600872039795" table:style-name="ce5">
            <text:p>4.481</text:p>
          </table:table-cell>
          <table:table-cell office:value-type="float" office:value="2575.4400501251221" table:style-name="ce5">
            <text:p>2.575</text:p>
          </table:table-cell>
          <table:table-cell office:value-type="float" office:value="2287.3200445175171" table:style-name="ce5">
            <text:p>2.287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4950.9600963592529" table:style-name="ce5">
            <text:p>4.951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2622.4800510406494" table:style-name="ce5">
            <text:p>2.622</text:p>
          </table:table-cell>
          <table:table-cell office:value-type="float" office:value="2651.880051612854" table:style-name="ce5">
            <text:p>2.652</text:p>
          </table:table-cell>
          <table:table-cell office:value-type="float" office:value="4096.4000797271729" table:style-name="ce5">
            <text:p>4.096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620.1200704574585" table:style-name="ce5">
            <text:p>3.620</text:p>
          </table:table-cell>
          <table:table-cell office:value-type="float" office:value="866.32001686096191" table:style-name="ce5">
            <text:p>866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333.9600648880005" table:style-name="ce5">
            <text:p>3.334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635.8000707626343" table:style-name="ce5">
            <text:p>3.636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643.6400709152222" table:style-name="ce5">
            <text:p>3.644</text:p>
          </table:table-cell>
          <table:table-cell office:value-type="float" office:value="1158.3600225448608" table:style-name="ce5">
            <text:p>1.158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445.6800670623779" table:style-name="ce5">
            <text:p>3.446</text:p>
          </table:table-cell>
          <table:table-cell office:value-type="float" office:value="1552.3200302124023" table:style-name="ce5">
            <text:p>1.552</text:p>
          </table:table-cell>
          <table:table-cell office:value-type="float" office:value="1199.5200233459473" table:style-name="ce5">
            <text:p>1.200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426.0800666809082" table:style-name="ce5">
            <text:p>3.426</text:p>
          </table:table-cell>
          <table:table-cell office:value-type="float" office:value="1117.2000217437744" table:style-name="ce5">
            <text:p>1.117</text:p>
          </table:table-cell>
          <table:table-cell office:value-type="float" office:value="1326.9200258255005" table:style-name="ce5">
            <text:p>1.327</text:p>
          </table:table-cell>
          <table:table-cell office:value-type="float" office:value="0" table:style-name="ce5">
            <text:p>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2093.2800407409668" table:style-name="ce5">
            <text:p>2.093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7.8400001525878906" table:style-name="ce5">
            <text:p>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52.56001853942871" table:style-name="ce5">
            <text:p>953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213.64000415802002" table:style-name="ce5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539.00001049041748" table:style-name="ce5">
            <text:p>539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61.3200693130493" table:style-name="ce5">
            <text:p>3.561</text:p>
          </table:table-cell>
          <table:table-cell office:value-type="float" office:value="1113.2800216674805" table:style-name="ce5">
            <text:p>1.113</text:p>
          </table:table-cell>
          <table:table-cell office:value-type="float" office:value="1546.4400300979614" table:style-name="ce5">
            <text:p>1.5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1540.5600299835205" table:style-name="ce5">
            <text:p>1.541</text:p>
          </table:table-cell>
          <table:table-cell office:value-type="float" office:value="3065.4400596618652" table:style-name="ce5">
            <text:p>3.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531.9200687408447" table:style-name="ce5">
            <text:p>3.532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1434.720027923584" table:style-name="ce5">
            <text:p>1.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251.6400632858276" table:style-name="ce5">
            <text:p>3.252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1713.0400333404541" table:style-name="ce5">
            <text:p>1.7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533.8800687789917" table:style-name="ce5">
            <text:p>3.534</text:p>
          </table:table-cell>
          <table:table-cell office:value-type="float" office:value="1387.6800270080566" table:style-name="ce5">
            <text:p>1.388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0" table:style-name="ce5">
            <text:p>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1603.2800312042236" table:style-name="ce5">
            <text:p>1.603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0" table:style-name="ce5">
            <text:p>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43.2800884246826" table:style-name="ce5">
            <text:p>4.543</text:p>
          </table:table-cell>
          <table:table-cell office:value-type="float" office:value="1889.4400367736816" table:style-name="ce5">
            <text:p>1.889</text:p>
          </table:table-cell>
          <table:table-cell office:value-type="float" office:value="1569.9600305557251" table:style-name="ce5">
            <text:p>1.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4.1200666427612" table:style-name="ce5">
            <text:p>3.424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3600.5200700759888" table:style-name="ce5">
            <text:p>3.6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1.1600866317749" table:style-name="ce5">
            <text:p>4.451</text:p>
          </table:table-cell>
          <table:table-cell office:value-type="float" office:value="1754.2000341415405" table:style-name="ce5">
            <text:p>1.754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10.0800819396973" table:style-name="ce5">
            <text:p>4.210</text:p>
          </table:table-cell>
          <table:table-cell office:value-type="float" office:value="1862.000036239624" table:style-name="ce5">
            <text:p>1.862</text:p>
          </table:table-cell>
          <table:table-cell office:value-type="float" office:value="2463.7200479507446" table:style-name="ce5">
            <text:p>2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5.0800867080688" table:style-name="ce5">
            <text:p>4.455</text:p>
          </table:table-cell>
          <table:table-cell office:value-type="float" office:value="2359.8400459289551" table:style-name="ce5">
            <text:p>2.360</text:p>
          </table:table-cell>
          <table:table-cell office:value-type="float" office:value="2404.9200468063354" table:style-name="ce5">
            <text:p>2.405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4.0800876617432" table:style-name="ce5">
            <text:p>4.504</text:p>
          </table:table-cell>
          <table:table-cell office:value-type="float" office:value="2214.8000431060791" table:style-name="ce5">
            <text:p>2.215</text:p>
          </table:table-cell>
          <table:table-cell office:value-type="float" office:value="1432.760027885437" table:style-name="ce5">
            <text:p>1.4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2571.5200500488281" table:style-name="ce5">
            <text:p>2.572</text:p>
          </table:table-cell>
          <table:table-cell office:value-type="float" office:value="4098.3600797653198" table:style-name="ce5">
            <text:p>4.098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20.9600296020508" table:style-name="ce5">
            <text:p>1.521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309.68000602722168" table:style-name="ce5">
            <text:p>310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530.7600297927856" table:style-name="ce5">
            <text:p>1.531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725.20001411437988" table:style-name="ce5">
            <text:p>725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548.4000301361084" table:style-name="ce5">
            <text:p>1.548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552.3200302124023" table:style-name="ce5">
            <text:p>1.552</text:p>
          </table:table-cell>
          <table:table-cell office:value-type="float" office:value="552.72001075744629" table:style-name="ce5">
            <text:p>553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519.0000295639038" table:style-name="ce5">
            <text:p>1.519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309.2800254821777" table:style-name="ce5">
            <text:p>1.309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1270.0800247192383" table:style-name="ce5">
            <text:p>1.27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37.4400863647461" table:style-name="ce5">
            <text:p>4.437</text:p>
          </table:table-cell>
          <table:table-cell office:value-type="float" office:value="2089.3600406646729" table:style-name="ce5">
            <text:p>2.089</text:p>
          </table:table-cell>
          <table:table-cell office:value-type="float" office:value="1583.6800308227539" table:style-name="ce5">
            <text:p>1.584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516.2400684356689" table:style-name="ce5">
            <text:p>3.516</text:p>
          </table:table-cell>
          <table:table-cell office:value-type="float" office:value="2695.0000524520874" table:style-name="ce5">
            <text:p>2.695</text:p>
          </table:table-cell>
          <table:table-cell office:value-type="float" office:value="2732.2400531768799" table:style-name="ce5">
            <text:p>2.732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568.7600889205933" table:style-name="ce5">
            <text:p>4.569</text:p>
          </table:table-cell>
          <table:table-cell office:value-type="float" office:value="1813.0000352859497" table:style-name="ce5">
            <text:p>1.813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600.1200895309448" table:style-name="ce5">
            <text:p>4.600</text:p>
          </table:table-cell>
          <table:table-cell office:value-type="float" office:value="2130.5200414657593" table:style-name="ce5">
            <text:p>2.131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133.6400804519653" table:style-name="ce5">
            <text:p>4.134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2273.6000442504883" table:style-name="ce5">
            <text:p>2.274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202.2400817871094" table:style-name="ce5">
            <text:p>4.202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1709.1200332641602" table:style-name="ce5">
            <text:p>1.709</text:p>
          </table:table-cell>
          <table:table-cell office:value-type="float" office:value="0" table:style-name="ce5">
            <text:p>0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179.1200618743896" table:style-name="ce5">
            <text:p>3.179</text:p>
          </table:table-cell>
          <table:table-cell office:value-type="float" office:value="2716.5600528717041" table:style-name="ce5">
            <text:p>2.717</text:p>
          </table:table-cell>
          <table:table-cell office:value-type="float" office:value="3200.6800622940063" table:style-name="ce5">
            <text:p>3.201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41.9200592041016" table:style-name="ce5">
            <text:p>3.042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667.5600519180298" table:style-name="ce5">
            <text:p>2.668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996.8400583267212" table:style-name="ce5">
            <text:p>2.997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628.3600511550903" table:style-name="ce5">
            <text:p>2.628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1246.5600242614746" table:style-name="ce5">
            <text:p>1.247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008.600058555603" table:style-name="ce5">
            <text:p>3.009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860.0400362014771" table:style-name="ce5">
            <text:p>1.860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29.480092048645" table:style-name="ce5">
            <text:p>4.729</text:p>
          </table:table-cell>
          <table:table-cell office:value-type="float" office:value="2171.6800422668457" table:style-name="ce5">
            <text:p>2.172</text:p>
          </table:table-cell>
          <table:table-cell office:value-type="float" office:value="1744.4000339508057" table:style-name="ce5">
            <text:p>1.744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004.2800779342651" table:style-name="ce5">
            <text:p>4.004</text:p>
          </table:table-cell>
          <table:table-cell office:value-type="float" office:value="2965.4800577163696" table:style-name="ce5">
            <text:p>2.965</text:p>
          </table:table-cell>
          <table:table-cell office:value-type="float" office:value="3018.4000587463379" table:style-name="ce5">
            <text:p>3.018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741.2400922775269" table:style-name="ce5">
            <text:p>4.741</text:p>
          </table:table-cell>
          <table:table-cell office:value-type="float" office:value="1877.6800365447998" table:style-name="ce5">
            <text:p>1.878</text:p>
          </table:table-cell>
          <table:table-cell office:value-type="float" office:value="1283.8000249862671" table:style-name="ce5">
            <text:p>1.284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798.0800933837891" table:style-name="ce5">
            <text:p>4.798</text:p>
          </table:table-cell>
          <table:table-cell office:value-type="float" office:value="2246.1600437164307" table:style-name="ce5">
            <text:p>2.246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460.9600868225098" table:style-name="ce5">
            <text:p>4.461</text:p>
          </table:table-cell>
          <table:table-cell office:value-type="float" office:value="2714.6000528335571" table:style-name="ce5">
            <text:p>2.715</text:p>
          </table:table-cell>
          <table:table-cell office:value-type="float" office:value="2528.4000492095947" table:style-name="ce5">
            <text:p>2.528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523.6800880432129" table:style-name="ce5">
            <text:p>4.524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1895.3200368881226" table:style-name="ce5">
            <text:p>1.895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2957.6400575637817" table:style-name="ce5">
            <text:p>2.958</text:p>
          </table:table-cell>
          <table:table-cell office:value-type="float" office:value="3657.360071182251" table:style-name="ce5">
            <text:p>3.657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6.4000129699707" table:style-name="ce5">
            <text:p>66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878.4400949478149" table:style-name="ce5">
            <text:p>4.878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45.7200651168823" table:style-name="ce5">
            <text:p>3.346</text:p>
          </table:table-cell>
          <table:table-cell office:value-type="float" office:value="1464.1200284957886" table:style-name="ce5">
            <text:p>1.464</text:p>
          </table:table-cell>
          <table:table-cell office:value-type="float" office:value="3812.2000741958618" table:style-name="ce5">
            <text:p>3.812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0.0000953674316" table:style-name="ce5">
            <text:p>4.900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19.7600879669189" table:style-name="ce5">
            <text:p>4.520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78.5600891113281" table:style-name="ce5">
            <text:p>4.579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1718.920033454895" table:style-name="ce5">
            <text:p>1.719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60.7200984954834" table:style-name="ce5">
            <text:p>5.061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02.6400623321533" table:style-name="ce5">
            <text:p>3.203</text:p>
          </table:table-cell>
          <table:table-cell office:value-type="float" office:value="1309.2800254821777" table:style-name="ce5">
            <text:p>1.309</text:p>
          </table:table-cell>
          <table:table-cell office:value-type="float" office:value="3998.4000778198242" table:style-name="ce5">
            <text:p>3.9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0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O TOTAL D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diretores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309.240122795105" table:style-name="ce5">
            <text:p>6.309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5762.4001121520996" table:style-name="ce5">
            <text:p>5.762</text:p>
          </table:table-cell>
          <table:table-cell office:value-type="float" office:value="4515.840087890625" table:style-name="ce5">
            <text:p>4.516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834.9201135635376" table:style-name="ce5">
            <text:p>5.835</text:p>
          </table:table-cell>
          <table:table-cell office:value-type="float" office:value="2146.2000417709351" table:style-name="ce5">
            <text:p>2.146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5054.8400983810425" table:style-name="ce5">
            <text:p>5.055</text:p>
          </table:table-cell>
          <table:table-cell office:value-type="float" office:value="4235.5600824356079" table:style-name="ce5">
            <text:p>4.236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094.4400796890259" table:style-name="ce5">
            <text:p>4.094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3800.44007396698" table:style-name="ce5">
            <text:p>3.800</text:p>
          </table:table-cell>
          <table:table-cell office:value-type="float" office:value="1942.3600378036499" table:style-name="ce5">
            <text:p>1.942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967.0400772094727" table:style-name="ce5">
            <text:p>3.967</text:p>
          </table:table-cell>
          <table:table-cell office:value-type="float" office:value="1058.4000205993652" table:style-name="ce5">
            <text:p>1.058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435.8800668716431" table:style-name="ce5">
            <text:p>3.436</text:p>
          </table:table-cell>
          <table:table-cell office:value-type="float" office:value="2346.1200456619263" table:style-name="ce5">
            <text:p>2.346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098.3600797653198" table:style-name="ce5">
            <text:p>4.098</text:p>
          </table:table-cell>
          <table:table-cell office:value-type="float" office:value="1818.8800354003906" table:style-name="ce5">
            <text:p>1.819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0" table:style-name="ce5">
            <text:p>0</text:p>
          </table:table-cell>
          <table:table-cell office:value-type="float" office:value="3486.8400678634644" table:style-name="ce5">
            <text:p>3.487</text:p>
          </table:table-cell>
          <table:table-cell office:value-type="float" office:value="3043.8800592422485" table:style-name="ce5">
            <text:p>3.044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043.0800981521606" table:style-name="ce5">
            <text:p>5.043</text:p>
          </table:table-cell>
          <table:table-cell office:value-type="float" office:value="1119.1600217819214" table:style-name="ce5">
            <text:p>1.119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4464.8800868988037" table:style-name="ce5">
            <text:p>4.465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905.1200370788574" table:style-name="ce5">
            <text:p>1.905</text:p>
          </table:table-cell>
          <table:table-cell office:value-type="float" office:value="656.60001277923584" table:style-name="ce5">
            <text:p>657</text:p>
          </table:table-cell>
          <table:table-cell office:value-type="float" office:value="0" table:style-name="ce5">
            <text:p>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460.2000284194946" table:style-name="ce5">
            <text:p>1.460</text:p>
          </table:table-cell>
          <table:table-cell office:value-type="float" office:value="1387.6800270080566" table:style-name="ce5">
            <text:p>1.388</text:p>
          </table:table-cell>
          <table:table-cell office:value-type="float" office:value="0" table:style-name="ce5">
            <text:p>0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608.3600702285767" table:style-name="ce5">
            <text:p>3.608</text:p>
          </table:table-cell>
          <table:table-cell office:value-type="float" office:value="1638.5600318908691" table:style-name="ce5">
            <text:p>1.639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0" table:style-name="ce5">
            <text:p>0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2824.3600549697876" table:style-name="ce5">
            <text:p>2.824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27.1601095199585" table:style-name="ce5">
            <text:p>5.627</text:p>
          </table:table-cell>
          <table:table-cell office:value-type="float" office:value="1520.9600296020508" table:style-name="ce5">
            <text:p>1.521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5105.8000993728638" table:style-name="ce5">
            <text:p>5.106</text:p>
          </table:table-cell>
          <table:table-cell office:value-type="float" office:value="3414.3200664520264" table:style-name="ce5">
            <text:p>3.414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814.1600742340088" table:style-name="ce5">
            <text:p>3.814</text:p>
          </table:table-cell>
          <table:table-cell office:value-type="float" office:value="1211.280023574829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2822.4000549316406" table:style-name="ce5">
            <text:p>2.822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0" table:style-name="ce5">
            <text:p>0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152.8401002883911" table:style-name="ce5">
            <text:p>5.153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0" table:style-name="ce5">
            <text:p>0</text:p>
          </table:table-cell>
          <table:table-cell office:value-type="float" office:value="4643.2400903701782" table:style-name="ce5">
            <text:p>4.643</text:p>
          </table:table-cell>
          <table:table-cell office:value-type="float" office:value="3136.0000610351563" table:style-name="ce5">
            <text:p>3.136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563.2800693511963" table:style-name="ce5">
            <text:p>3.563</text:p>
          </table:table-cell>
          <table:table-cell office:value-type="float" office:value="1266.1600246429443" table:style-name="ce5">
            <text:p>1.266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3367.280065536499" table:style-name="ce5">
            <text:p>3.367</text:p>
          </table:table-cell>
          <table:table-cell office:value-type="float" office:value="2052.1200399398804" table:style-name="ce5">
            <text:p>2.052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65.1600732803345" table:style-name="ce5">
            <text:p>3.765</text:p>
          </table:table-cell>
          <table:table-cell office:value-type="float" office:value="1509.2000293731689" table:style-name="ce5">
            <text:p>1.509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3594.6400699615479" table:style-name="ce5">
            <text:p>3.595</text:p>
          </table:table-cell>
          <table:table-cell office:value-type="float" office:value="2312.8000450134277" table:style-name="ce5">
            <text:p>2.3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58.920090675354" table:style-name="ce5">
            <text:p>4.659</text:p>
          </table:table-cell>
          <table:table-cell office:value-type="float" office:value="1583.6800308227539" table:style-name="ce5">
            <text:p>1.5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04.2400798797607" table:style-name="ce5">
            <text:p>4.104</text:p>
          </table:table-cell>
          <table:table-cell office:value-type="float" office:value="3604.4400701522827" table:style-name="ce5">
            <text:p>3.604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99.4000291824341" table:style-name="ce5">
            <text:p>1.499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58.8800926208496" table:style-name="ce5">
            <text:p>4.759</text:p>
          </table:table-cell>
          <table:table-cell office:value-type="float" office:value="1756.1600341796875" table:style-name="ce5">
            <text:p>1.756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0" table:style-name="ce5">
            <text:p>0</text:p>
          </table:table-cell>
          <table:table-cell office:value-type="float" office:value="4131.6800804138184" table:style-name="ce5">
            <text:p>4.132</text:p>
          </table:table-cell>
          <table:table-cell office:value-type="float" office:value="3194.8000621795654" table:style-name="ce5">
            <text:p>3.195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65.4400596618652" table:style-name="ce5">
            <text:p>3.065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1742.4400339126587" table:style-name="ce5">
            <text:p>1.742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96.0800952911377" table:style-name="ce5">
            <text:p>4.896</text:p>
          </table:table-cell>
          <table:table-cell office:value-type="float" office:value="1981.5600385665894" table:style-name="ce5">
            <text:p>1.982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4513.880087852478" table:style-name="ce5">
            <text:p>4.514</text:p>
          </table:table-cell>
          <table:table-cell office:value-type="float" office:value="3508.4000682830811" table:style-name="ce5">
            <text:p>3.508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62.720001220703125" table:style-name="ce5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05.8400974273682" table:style-name="ce5">
            <text:p>5.006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72.8000831604004" table:style-name="ce5">
            <text:p>4.273</text:p>
          </table:table-cell>
          <table:table-cell office:value-type="float" office:value="3022.3200588226318" table:style-name="ce5">
            <text:p>3.022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MARGEM DE ERRO PARA O TOTAL D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1">
            <text:p>Total de diretores de escolas localizadas em áreas urbanas<text:s/>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6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6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511.5201072692871" table:style-name="ce5">
            <text:p>5.512</text:p>
          </table:table-cell>
          <table:table-cell office:value-type="float" office:value="3496.6400680541992" table:style-name="ce5">
            <text:p>3.497</text:p>
          </table:table-cell>
          <table:table-cell office:value-type="float" office:value="3806.3200740814209" table:style-name="ce5">
            <text:p>3.806</text:p>
          </table:table-cell>
          <table:table-cell office:value-type="float" office:value="1170.1200227737427" table:style-name="ce5">
            <text:p>1.170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94.1200952529907" table:style-name="ce5">
            <text:p>4.894</text:p>
          </table:table-cell>
          <table:table-cell office:value-type="float" office:value="3265.3600635528564" table:style-name="ce5">
            <text:p>3.265</text:p>
          </table:table-cell>
          <table:table-cell office:value-type="float" office:value="4945.080096244812" table:style-name="ce5">
            <text:p>4.945</text:p>
          </table:table-cell>
          <table:table-cell office:value-type="float" office:value="962.36001873016357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5564.4401082992554" table:style-name="ce5">
            <text:p>5.564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3847.4800748825073" table:style-name="ce5">
            <text:p>3.847</text:p>
          </table:table-cell>
          <table:table-cell office:value-type="float" office:value="978.04001903533936" table:style-name="ce5">
            <text:p>978</text:p>
          </table:table-cell>
          <table:table-cell office:value-type="string" table:style-name="ce5">
            <text:p>-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5631.0801095962524" table:style-name="ce5">
            <text:p>5.631</text:p>
          </table:table-cell>
          <table:table-cell office:value-type="float" office:value="3016.4400587081909" table:style-name="ce5">
            <text:p>3.016</text:p>
          </table:table-cell>
          <table:table-cell office:value-type="float" office:value="3810.2400741577148" table:style-name="ce5">
            <text:p>3.810</text:p>
          </table:table-cell>
          <table:table-cell office:value-type="float" office:value="707.56001377105713" table:style-name="ce5">
            <text:p>708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5535.0401077270508" table:style-name="ce5">
            <text:p>5.535</text:p>
          </table:table-cell>
          <table:table-cell office:value-type="float" office:value="3702.4400720596313" table:style-name="ce5">
            <text:p>3.702</text:p>
          </table:table-cell>
          <table:table-cell office:value-type="float" office:value="3008.600058555603" table:style-name="ce5">
            <text:p>3.009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5646.7601099014282" table:style-name="ce5">
            <text:p>5.647</text:p>
          </table:table-cell>
          <table:table-cell office:value-type="float" office:value="3406.4800662994385" table:style-name="ce5">
            <text:p>3.406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294.3600835800171" table:style-name="ce5">
            <text:p>4.294</text:p>
          </table:table-cell>
          <table:table-cell office:value-type="float" office:value="5168.5201005935669" table:style-name="ce5">
            <text:p>5.169</text:p>
          </table:table-cell>
          <table:table-cell office:value-type="float" office:value="3972.9200773239136" table:style-name="ce5">
            <text:p>3.973</text:p>
          </table:table-cell>
          <table:table-cell office:value-type="float" office:value="725.20001411437988" table:style-name="ce5">
            <text:p>725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3283.0000638961792" table:style-name="ce5">
            <text:p>3.283</text:p>
          </table:table-cell>
          <table:table-cell office:value-type="float" office:value="4108.1600799560547" table:style-name="ce5">
            <text:p>4.108</text:p>
          </table:table-cell>
          <table:table-cell office:value-type="float" office:value="5582.0801086425781" table:style-name="ce5">
            <text:p>5.582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346.92000675201416" table:style-name="ce5">
            <text:p>347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725.5600919723511" table:style-name="ce5">
            <text:p>4.726</text:p>
          </table:table-cell>
          <table:table-cell office:value-type="float" office:value="3100.7200603485107" table:style-name="ce5">
            <text:p>3.101</text:p>
          </table:table-cell>
          <table:table-cell office:value-type="float" office:value="3624.0400705337524" table:style-name="ce5">
            <text:p>3.624</text:p>
          </table:table-cell>
          <table:table-cell office:value-type="float" office:value="1166.2000226974487" table:style-name="ce5">
            <text:p>1.166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547.2000885009766" table:style-name="ce5">
            <text:p>4.547</text:p>
          </table:table-cell>
          <table:table-cell office:value-type="float" office:value="2938.040057182312" table:style-name="ce5">
            <text:p>2.938</text:p>
          </table:table-cell>
          <table:table-cell office:value-type="float" office:value="4019.9600782394409" table:style-name="ce5">
            <text:p>4.020</text:p>
          </table:table-cell>
          <table:table-cell office:value-type="float" office:value="621.32001209259033" table:style-name="ce5">
            <text:p>621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54.9200944900513" table:style-name="ce5">
            <text:p>4.855</text:p>
          </table:table-cell>
          <table:table-cell office:value-type="float" office:value="2916.4800567626953" table:style-name="ce5">
            <text:p>2.916</text:p>
          </table:table-cell>
          <table:table-cell office:value-type="float" office:value="3428.0400667190552" table:style-name="ce5">
            <text:p>3.428</text:p>
          </table:table-cell>
          <table:table-cell office:value-type="float" office:value="815.36001586914063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2840.0400552749634" table:style-name="ce5">
            <text:p>2.840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517.44001007080078" table:style-name="ce5">
            <text:p>517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949.000096321106" table:style-name="ce5">
            <text:p>4.949</text:p>
          </table:table-cell>
          <table:table-cell office:value-type="float" office:value="3355.5200653076172" table:style-name="ce5">
            <text:p>3.356</text:p>
          </table:table-cell>
          <table:table-cell office:value-type="float" office:value="2542.1200494766235" table:style-name="ce5">
            <text:p>2.542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5060.7200984954834" table:style-name="ce5">
            <text:p>5.061</text:p>
          </table:table-cell>
          <table:table-cell office:value-type="float" office:value="2865.520055770874" table:style-name="ce5">
            <text:p>2.866</text:p>
          </table:table-cell>
          <table:table-cell office:value-type="float" office:value="2945.8800573348999" table:style-name="ce5">
            <text:p>2.946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439.800066947937" table:style-name="ce5">
            <text:p>3.440</text:p>
          </table:table-cell>
          <table:table-cell office:value-type="float" office:value="4609.9200897216797" table:style-name="ce5">
            <text:p>4.610</text:p>
          </table:table-cell>
          <table:table-cell office:value-type="float" office:value="3722.0400724411011" table:style-name="ce5">
            <text:p>3.722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3155.600061416626" table:style-name="ce5">
            <text:p>3.156</text:p>
          </table:table-cell>
          <table:table-cell office:value-type="float" office:value="3247.7200632095337" table:style-name="ce5">
            <text:p>3.248</text:p>
          </table:table-cell>
          <table:table-cell office:value-type="float" office:value="4958.8000965118408" table:style-name="ce5">
            <text:p>4.959</text:p>
          </table:table-cell>
          <table:table-cell office:value-type="float" office:value="1419.0400276184082" table:style-name="ce5">
            <text:p>1.419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327.32000637054443" table:style-name="ce5">
            <text:p>32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22.0800704956055" table:style-name="ce5">
            <text:p>3.622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1260.2800245285034" table:style-name="ce5">
            <text:p>1.260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8.0000495910645" table:style-name="ce5">
            <text:p>2.548</text:p>
          </table:table-cell>
          <table:table-cell office:value-type="float" office:value="1713.0400333404541" table:style-name="ce5">
            <text:p>1.713</text:p>
          </table:table-cell>
          <table:table-cell office:value-type="float" office:value="2998.8000583648682" table:style-name="ce5">
            <text:p>2.999</text:p>
          </table:table-cell>
          <table:table-cell office:value-type="float" office:value="762.44001483917236" table:style-name="ce5">
            <text:p>7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7.2000694274902" table:style-name="ce5">
            <text:p>3.567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566.4400110244751" table:style-name="ce5">
            <text:p>566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3771.0400733947754" table:style-name="ce5">
            <text:p>3.771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486.08000946044922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02.5200681686401" table:style-name="ce5">
            <text:p>3.503</text:p>
          </table:table-cell>
          <table:table-cell office:value-type="float" office:value="1840.4400358200073" table:style-name="ce5">
            <text:p>1.840</text:p>
          </table:table-cell>
          <table:table-cell office:value-type="float" office:value="1697.3600330352783" table:style-name="ce5">
            <text:p>1.697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529.9600687026978" table:style-name="ce5">
            <text:p>3.530</text:p>
          </table:table-cell>
          <table:table-cell office:value-type="float" office:value="1942.3600378036499" table:style-name="ce5">
            <text:p>1.942</text:p>
          </table:table-cell>
          <table:table-cell office:value-type="float" office:value="1413.1600275039673" table:style-name="ce5">
            <text:p>1.413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2798.880054473877" table:style-name="ce5">
            <text:p>2.799</text:p>
          </table:table-cell>
          <table:table-cell office:value-type="float" office:value="3090.9200601577759" table:style-name="ce5">
            <text:p>3.091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0" table:style-name="ce5">
            <text:p>0</text:p>
          </table:table-cell>
          <table:table-cell office:value-type="float" office:value="115.64000225067139" table:style-name="ce5">
            <text:p>116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488.8000679016113" table:style-name="ce5">
            <text:p>3.489</text:p>
          </table:table-cell>
          <table:table-cell office:value-type="float" office:value="2063.8800401687622" table:style-name="ce5">
            <text:p>2.064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554.68001079559326" table:style-name="ce5">
            <text:p>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1.2800521850586" table:style-name="ce5">
            <text:p>2.681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2702.8400526046753" table:style-name="ce5">
            <text:p>2.703</text:p>
          </table:table-cell>
          <table:table-cell office:value-type="float" office:value="529.20001029968262" table:style-name="ce5">
            <text:p>5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5.5600728988647" table:style-name="ce5">
            <text:p>3.746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229.3200044631958" table:style-name="ce5">
            <text:p>2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94.5200757980347" table:style-name="ce5">
            <text:p>3.895</text:p>
          </table:table-cell>
          <table:table-cell office:value-type="float" office:value="1076.040020942688" table:style-name="ce5">
            <text:p>1.076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31.8400726318359" table:style-name="ce5">
            <text:p>3.732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1658.1600322723389" table:style-name="ce5">
            <text:p>1.658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507.64000988006592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45.8800573348999" table:style-name="ce5">
            <text:p>2.946</text:p>
          </table:table-cell>
          <table:table-cell office:value-type="float" office:value="2557.8000497817993" table:style-name="ce5">
            <text:p>2.558</text:p>
          </table:table-cell>
          <table:table-cell office:value-type="float" office:value="1383.7600269317627" table:style-name="ce5">
            <text:p>1.384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852.60001659393311" table:style-name="ce5">
            <text:p>853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510.360068321228" table:style-name="ce5">
            <text:p>3.510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2101.1200408935547" table:style-name="ce5">
            <text:p>2.101</text:p>
          </table:table-cell>
          <table:table-cell office:value-type="float" office:value="1003.52001953125" table:style-name="ce5">
            <text:p>1.00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2205.0000429153442" table:style-name="ce5">
            <text:p>2.205</text:p>
          </table:table-cell>
          <table:table-cell office:value-type="float" office:value="2389.2400465011597" table:style-name="ce5">
            <text:p>2.389</text:p>
          </table:table-cell>
          <table:table-cell office:value-type="float" office:value="733.04001426696777" table:style-name="ce5">
            <text:p>733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645.6000709533691" table:style-name="ce5">
            <text:p>3.646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2099.1600408554077" table:style-name="ce5">
            <text:p>2.099</text:p>
          </table:table-cell>
          <table:table-cell office:value-type="float" office:value="897.6800174713134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3416.2800664901733" table:style-name="ce5">
            <text:p>3.416</text:p>
          </table:table-cell>
          <table:table-cell office:value-type="float" office:value="2181.4800424575806" table:style-name="ce5">
            <text:p>2.181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615.44001197814941" table:style-name="ce5">
            <text:p>615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692.6400718688965" table:style-name="ce5">
            <text:p>3.693</text:p>
          </table:table-cell>
          <table:table-cell office:value-type="float" office:value="1765.9600343704224" table:style-name="ce5">
            <text:p>1.766</text:p>
          </table:table-cell>
          <table:table-cell office:value-type="float" office:value="1803.2000350952148" table:style-name="ce5">
            <text:p>1.803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1954.1200380325317" table:style-name="ce5">
            <text:p>1.954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2791.0400543212891" table:style-name="ce5">
            <text:p>2.791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2157.9600419998169" table:style-name="ce5">
            <text:p>2.158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2628.3600511550903" table:style-name="ce5">
            <text:p>2.628</text:p>
          </table:table-cell>
          <table:table-cell office:value-type="float" office:value="2575.4400501251221" table:style-name="ce5">
            <text:p>2.575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344.96000671386719" table:style-name="ce5">
            <text:p>34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735.7600727081299" table:style-name="ce5">
            <text:p>3.736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245.00000476837158" table:style-name="ce5">
            <text:p>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43.720067024231" table:style-name="ce5">
            <text:p>3.444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3582.880069732666" table:style-name="ce5">
            <text:p>3.583</text:p>
          </table:table-cell>
          <table:table-cell office:value-type="float" office:value="390.04000759124756" table:style-name="ce5">
            <text:p>3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3.2800693511963" table:style-name="ce5">
            <text:p>3.563</text:p>
          </table:table-cell>
          <table:table-cell office:value-type="float" office:value="2502.9200487136841" table:style-name="ce5">
            <text:p>2.503</text:p>
          </table:table-cell>
          <table:table-cell office:value-type="float" office:value="3169.3200616836548" table:style-name="ce5">
            <text:p>3.169</text:p>
          </table:table-cell>
          <table:table-cell office:value-type="float" office:value="364.56000709533691" table:style-name="ce5">
            <text:p>3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08.2800741195679" table:style-name="ce5">
            <text:p>3.808</text:p>
          </table:table-cell>
          <table:table-cell office:value-type="float" office:value="2020.7600393295288" table:style-name="ce5">
            <text:p>2.021</text:p>
          </table:table-cell>
          <table:table-cell office:value-type="float" office:value="3220.2800626754761" table:style-name="ce5">
            <text:p>3.220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3016.4400587081909" table:style-name="ce5">
            <text:p>3.016</text:p>
          </table:table-cell>
          <table:table-cell office:value-type="float" office:value="2301.0400447845459" table:style-name="ce5">
            <text:p>2.301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3896.4800758361816" table:style-name="ce5">
            <text:p>3.896</text:p>
          </table:table-cell>
          <table:table-cell office:value-type="float" office:value="2632.2800512313843" table:style-name="ce5">
            <text:p>2.632</text:p>
          </table:table-cell>
          <table:table-cell office:value-type="float" office:value="2553.8800497055054" table:style-name="ce5">
            <text:p>2.554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2097.2000408172607" table:style-name="ce5">
            <text:p>2.097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3314.3600645065308" table:style-name="ce5">
            <text:p>3.314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2026.6400394439697" table:style-name="ce5">
            <text:p>2.027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4596.2000894546509" table:style-name="ce5">
            <text:p>4.596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3.320000648498535" table:style-name="ce5">
            <text:p>3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413.1600275039673" table:style-name="ce5">
            <text:p>1.413</text:p>
          </table:table-cell>
          <table:table-cell office:value-type="float" office:value="1079.9600210189819" table:style-name="ce5">
            <text:p>1.080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2.2800226211548" table:style-name="ce5">
            <text:p>1.162</text:p>
          </table:table-cell>
          <table:table-cell office:value-type="float" office:value="1193.6400232315063" table:style-name="ce5">
            <text:p>1.194</text:p>
          </table:table-cell>
          <table:table-cell office:value-type="float" office:value="1162.2800226211548" table:style-name="ce5">
            <text:p>1.1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962.36001873016357" table:style-name="ce5">
            <text:p>962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91.6000270843506" table:style-name="ce5">
            <text:p>1.392</text:p>
          </table:table-cell>
          <table:table-cell office:value-type="float" office:value="1132.8800220489502" table:style-name="ce5">
            <text:p>1.133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584.08001136779785" table:style-name="ce5">
            <text:p>584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9.3600311279297" table:style-name="ce5">
            <text:p>1.599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584.08001136779785" table:style-name="ce5">
            <text:p>5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1138.7600221633911" table:style-name="ce5">
            <text:p>1.139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0" table:style-name="ce5">
            <text:p>0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1168.1600227355957" table:style-name="ce5">
            <text:p>1.168</text:p>
          </table:table-cell>
          <table:table-cell office:value-type="float" office:value="1360.240026473999" table:style-name="ce5">
            <text:p>1.3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030.1600589752197" table:style-name="ce5">
            <text:p>3.030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135.24000263214111" table:style-name="ce5">
            <text:p>1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1744.4000339508057" table:style-name="ce5">
            <text:p>1.744</text:p>
          </table:table-cell>
          <table:table-cell office:value-type="float" office:value="2185.4000425338745" table:style-name="ce5">
            <text:p>2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92.6800699234009" table:style-name="ce5">
            <text:p>3.593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1223.0400238037109" table:style-name="ce5">
            <text:p>1.223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317.52000617980957" table:style-name="ce5">
            <text:p>3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28.0800647735596" table:style-name="ce5">
            <text:p>3.328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978.04001903533936" table:style-name="ce5">
            <text:p>978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5.4800672531128" table:style-name="ce5">
            <text:p>3.455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59.8800439834595" table:style-name="ce5">
            <text:p>2.260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1909.0400371551514" table:style-name="ce5">
            <text:p>1.909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385.3200464248657" table:style-name="ce5">
            <text:p>2.385</text:p>
          </table:table-cell>
          <table:table-cell office:value-type="float" office:value="2491.1600484848022" table:style-name="ce5">
            <text:p>2.491</text:p>
          </table:table-cell>
          <table:table-cell office:value-type="float" office:value="1873.7600364685059" table:style-name="ce5">
            <text:p>1.874</text:p>
          </table:table-cell>
          <table:table-cell office:value-type="float" office:value="1191.6800231933594" table:style-name="ce5">
            <text:p>1.1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907.8400955200195" table:style-name="ce5">
            <text:p>4.908</text:p>
          </table:table-cell>
          <table:table-cell office:value-type="float" office:value="2700.8800525665283" table:style-name="ce5">
            <text:p>2.701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1038.8000202178955" table:style-name="ce5">
            <text:p>1.039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208.1200819015503" table:style-name="ce5">
            <text:p>4.208</text:p>
          </table:table-cell>
          <table:table-cell office:value-type="float" office:value="2604.8400506973267" table:style-name="ce5">
            <text:p>2.605</text:p>
          </table:table-cell>
          <table:table-cell office:value-type="float" office:value="4059.1600790023804" table:style-name="ce5">
            <text:p>4.059</text:p>
          </table:table-cell>
          <table:table-cell office:value-type="float" office:value="962.36001873016357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709.8800916671753" table:style-name="ce5">
            <text:p>4.710</text:p>
          </table:table-cell>
          <table:table-cell office:value-type="float" office:value="2630.3200511932373" table:style-name="ce5">
            <text:p>2.630</text:p>
          </table:table-cell>
          <table:table-cell office:value-type="float" office:value="3204.6000623703003" table:style-name="ce5">
            <text:p>3.205</text:p>
          </table:table-cell>
          <table:table-cell office:value-type="float" office:value="958.44001865386963" table:style-name="ce5">
            <text:p>958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45.1200942993164" table:style-name="ce5">
            <text:p>4.845</text:p>
          </table:table-cell>
          <table:table-cell office:value-type="float" office:value="2483.3200483322144" table:style-name="ce5">
            <text:p>2.483</text:p>
          </table:table-cell>
          <table:table-cell office:value-type="float" office:value="3175.2000617980957" table:style-name="ce5">
            <text:p>3.175</text:p>
          </table:table-cell>
          <table:table-cell office:value-type="float" office:value="635.04001235961914" table:style-name="ce5">
            <text:p>635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78.4400949478149" table:style-name="ce5">
            <text:p>4.878</text:p>
          </table:table-cell>
          <table:table-cell office:value-type="float" office:value="3145.8000612258911" table:style-name="ce5">
            <text:p>3.146</text:p>
          </table:table-cell>
          <table:table-cell office:value-type="float" office:value="2212.8400430679321" table:style-name="ce5">
            <text:p>2.213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751.0400924682617" table:style-name="ce5">
            <text:p>4.751</text:p>
          </table:table-cell>
          <table:table-cell office:value-type="float" office:value="2698.9200525283813" table:style-name="ce5">
            <text:p>2.699</text:p>
          </table:table-cell>
          <table:table-cell office:value-type="float" office:value="2891.0000562667847" table:style-name="ce5">
            <text:p>2.891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608.3600702285767" table:style-name="ce5">
            <text:p>3.608</text:p>
          </table:table-cell>
          <table:table-cell office:value-type="float" office:value="4345.3200845718384" table:style-name="ce5">
            <text:p>4.345</text:p>
          </table:table-cell>
          <table:table-cell office:value-type="float" office:value="3104.6400604248047" table:style-name="ce5">
            <text:p>3.105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2159.9200420379639" table:style-name="ce5">
            <text:p>2.160</text:p>
          </table:table-cell>
          <table:table-cell office:value-type="float" office:value="3192.8400621414185" table:style-name="ce5">
            <text:p>3.193</text:p>
          </table:table-cell>
          <table:table-cell office:value-type="float" office:value="5060.7200984954834" table:style-name="ce5">
            <text:p>5.061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327.32000637054443" table:style-name="ce5">
            <text:p>327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1695.4000329971313" table:style-name="ce5">
            <text:p>1.695</text:p>
          </table:table-cell>
          <table:table-cell office:value-type="float" office:value="2990.9600582122803" table:style-name="ce5">
            <text:p>2.991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1781.6400346755981" table:style-name="ce5">
            <text:p>1.782</text:p>
          </table:table-cell>
          <table:table-cell office:value-type="float" office:value="3116.4000606536865" table:style-name="ce5">
            <text:p>3.116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8.3600416183472" table:style-name="ce5">
            <text:p>2.138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3018.4000587463379" table:style-name="ce5">
            <text:p>3.018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83.3600463867188" table:style-name="ce5">
            <text:p>2.383</text:p>
          </table:table-cell>
          <table:table-cell office:value-type="float" office:value="1462.1600284576416" table:style-name="ce5">
            <text:p>1.462</text:p>
          </table:table-cell>
          <table:table-cell office:value-type="float" office:value="2867.480055809021" table:style-name="ce5">
            <text:p>2.867</text:p>
          </table:table-cell>
          <table:table-cell office:value-type="float" office:value="317.52000617980957" table:style-name="ce5">
            <text:p>3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12.8000450134277" table:style-name="ce5">
            <text:p>2.313</text:p>
          </table:table-cell>
          <table:table-cell office:value-type="float" office:value="2653.840051651001" table:style-name="ce5">
            <text:p>2.654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22.3600568771362" table:style-name="ce5">
            <text:p>2.922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2373.5600461959839" table:style-name="ce5">
            <text:p>2.374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1773.8000345230103" table:style-name="ce5">
            <text:p>1.774</text:p>
          </table:table-cell>
          <table:table-cell office:value-type="float" office:value="3310.4400644302368" table:style-name="ce5">
            <text:p>3.31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704.0000915527344" table:style-name="ce5">
            <text:p>4.704</text:p>
          </table:table-cell>
          <table:table-cell office:value-type="float" office:value="2546.0400495529175" table:style-name="ce5">
            <text:p>2.546</text:p>
          </table:table-cell>
          <table:table-cell office:value-type="float" office:value="1683.6400327682495" table:style-name="ce5">
            <text:p>1.684</text:p>
          </table:table-cell>
          <table:table-cell office:value-type="float" office:value="274.40000534057617" table:style-name="ce5">
            <text:p>27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955.2800769805908" table:style-name="ce5">
            <text:p>3.955</text:p>
          </table:table-cell>
          <table:table-cell office:value-type="float" office:value="1979.6000385284424" table:style-name="ce5">
            <text:p>1.980</text:p>
          </table:table-cell>
          <table:table-cell office:value-type="float" office:value="3408.4400663375854" table:style-name="ce5">
            <text:p>3.408</text:p>
          </table:table-cell>
          <table:table-cell office:value-type="float" office:value="542.92001056671143" table:style-name="ce5">
            <text:p>543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931.3600959777832" table:style-name="ce5">
            <text:p>4.931</text:p>
          </table:table-cell>
          <table:table-cell office:value-type="float" office:value="2161.8800420761108" table:style-name="ce5">
            <text:p>2.162</text:p>
          </table:table-cell>
          <table:table-cell office:value-type="float" office:value="1221.080023765564" table:style-name="ce5">
            <text:p>1.221</text:p>
          </table:table-cell>
          <table:table-cell office:value-type="float" office:value="313.60000610351563" table:style-name="ce5">
            <text:p>31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933.3200960159302" table:style-name="ce5">
            <text:p>4.933</text:p>
          </table:table-cell>
          <table:table-cell office:value-type="float" office:value="1969.8000383377075" table:style-name="ce5">
            <text:p>1.970</text:p>
          </table:table-cell>
          <table:table-cell office:value-type="float" office:value="1644.4400320053101" table:style-name="ce5">
            <text:p>1.644</text:p>
          </table:table-cell>
          <table:table-cell office:value-type="float" office:value="280.28000545501709" table:style-name="ce5">
            <text:p>280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74.520094871521" table:style-name="ce5">
            <text:p>4.875</text:p>
          </table:table-cell>
          <table:table-cell office:value-type="float" office:value="2012.9200391769409" table:style-name="ce5">
            <text:p>2.013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4645.2000904083252" table:style-name="ce5">
            <text:p>4.645</text:p>
          </table:table-cell>
          <table:table-cell office:value-type="float" office:value="2943.9200572967529" table:style-name="ce5">
            <text:p>2.944</text:p>
          </table:table-cell>
          <table:table-cell office:value-type="float" office:value="733.04001426696777" table:style-name="ce5">
            <text:p>733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624.0400705337524" table:style-name="ce5">
            <text:p>3.624</text:p>
          </table:table-cell>
          <table:table-cell office:value-type="float" office:value="3608.3600702285767" table:style-name="ce5">
            <text:p>3.608</text:p>
          </table:table-cell>
          <table:table-cell office:value-type="float" office:value="2524.4800491333008" table:style-name="ce5">
            <text:p>2.524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2681.2800521850586" table:style-name="ce5">
            <text:p>2.681</text:p>
          </table:table-cell>
          <table:table-cell office:value-type="float" office:value="4018.0000782012939" table:style-name="ce5">
            <text:p>4.018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325.36000633239746" table:style-name="ce5">
            <text:p>32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43.8400611877441" table:style-name="ce5">
            <text:p>3.144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1011.3600196838379" table:style-name="ce5">
            <text:p>1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8.6400566101074" table:style-name="ce5">
            <text:p>2.909</text:p>
          </table:table-cell>
          <table:table-cell office:value-type="float" office:value="2142.2800416946411" table:style-name="ce5">
            <text:p>2.142</text:p>
          </table:table-cell>
          <table:table-cell office:value-type="float" office:value="1895.3200368881226" table:style-name="ce5">
            <text:p>1.895</text:p>
          </table:table-cell>
          <table:table-cell office:value-type="float" office:value="803.60001564025879" table:style-name="ce5">
            <text:p>8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1820.8400354385376" table:style-name="ce5">
            <text:p>1.821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917.2800178527832" table:style-name="ce5">
            <text:p>9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1801.2400350570679" table:style-name="ce5">
            <text:p>1.801</text:p>
          </table:table-cell>
          <table:table-cell office:value-type="float" office:value="1883.5600366592407" table:style-name="ce5">
            <text:p>1.884</text:p>
          </table:table-cell>
          <table:table-cell office:value-type="float" office:value="574.28001117706299" table:style-name="ce5">
            <text:p>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65.4400596618652" table:style-name="ce5">
            <text:p>3.065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1961.9600381851196" table:style-name="ce5">
            <text:p>1.962</text:p>
          </table:table-cell>
          <table:table-cell office:value-type="float" office:value="687.9600133895874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247.7200632095337" table:style-name="ce5">
            <text:p>3.248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2248.1200437545776" table:style-name="ce5">
            <text:p>2.248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2159.9200420379639" table:style-name="ce5">
            <text:p>2.160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2836.1200551986694" table:style-name="ce5">
            <text:p>2.836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121.5200023651123" table:style-name="ce5">
            <text:p>122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833.00001621246338" table:style-name="ce5">
            <text:p>833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49.000000953674316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001.560019493103" table:style-name="ce5">
            <text:p>1.002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3.52000999450684" table:style-name="ce5">
            <text:p>514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27.40000247955322" table:style-name="ce5">
            <text:p>1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409.64000797271729" table:style-name="ce5">
            <text:p>410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141.12000274658203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113.68000221252441" table:style-name="ce5">
            <text:p>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413.56000804901123" table:style-name="ce5">
            <text:p>414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115.64000225067139" table:style-name="ce5">
            <text:p>11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2461.7600479125977" table:style-name="ce5">
            <text:p>2.462</text:p>
          </table:table-cell>
          <table:table-cell office:value-type="float" office:value="1893.3600368499756" table:style-name="ce5">
            <text:p>1.893</text:p>
          </table:table-cell>
          <table:table-cell office:value-type="float" office:value="270.48000526428223" table:style-name="ce5">
            <text:p>2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1.6000461578369" table:style-name="ce5">
            <text:p>2.372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3341.8000650405884" table:style-name="ce5">
            <text:p>3.342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82.9600658416748" table:style-name="ce5">
            <text:p>3.383</text:p>
          </table:table-cell>
          <table:table-cell office:value-type="float" office:value="1726.7600336074829" table:style-name="ce5">
            <text:p>1.727</text:p>
          </table:table-cell>
          <table:table-cell office:value-type="float" office:value="2197.1600427627563" table:style-name="ce5">
            <text:p>2.197</text:p>
          </table:table-cell>
          <table:table-cell office:value-type="float" office:value="323.40000629425049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63.3200674057007" table:style-name="ce5">
            <text:p>3.463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268.52000522613525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7.8800649642944" table:style-name="ce5">
            <text:p>3.338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2097.2000408172607" table:style-name="ce5">
            <text:p>2.097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14.280068397522" table:style-name="ce5">
            <text:p>3.514</text:p>
          </table:table-cell>
          <table:table-cell office:value-type="float" office:value="1995.2800388336182" table:style-name="ce5">
            <text:p>1.995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0.0400552749634" table:style-name="ce5">
            <text:p>2.840</text:p>
          </table:table-cell>
          <table:table-cell office:value-type="float" office:value="2457.8400478363037" table:style-name="ce5">
            <text:p>2.458</text:p>
          </table:table-cell>
          <table:table-cell office:value-type="float" office:value="2428.4400472640991" table:style-name="ce5">
            <text:p>2.428</text:p>
          </table:table-cell>
          <table:table-cell office:value-type="float" office:value="213.64000415802002" table:style-name="ce5">
            <text:p>214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1464.1200284957886" table:style-name="ce5">
            <text:p>1.464</text:p>
          </table:table-cell>
          <table:table-cell office:value-type="float" office:value="2881.2000560760498" table:style-name="ce5">
            <text:p>2.881</text:p>
          </table:table-cell>
          <table:table-cell office:value-type="float" office:value="3181.0800619125366" table:style-name="ce5">
            <text:p>3.181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098.3600797653198" table:style-name="ce5">
            <text:p>4.098</text:p>
          </table:table-cell>
          <table:table-cell office:value-type="float" office:value="2306.9200448989868" table:style-name="ce5">
            <text:p>2.307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1111.3200216293335" table:style-name="ce5">
            <text:p>1.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68.9600791931152" table:style-name="ce5">
            <text:p>4.069</text:p>
          </table:table-cell>
          <table:table-cell office:value-type="float" office:value="1893.3600368499756" table:style-name="ce5">
            <text:p>1.893</text:p>
          </table:table-cell>
          <table:table-cell office:value-type="float" office:value="3457.4400672912598" table:style-name="ce5">
            <text:p>3.457</text:p>
          </table:table-cell>
          <table:table-cell office:value-type="float" office:value="923.16001796722412" table:style-name="ce5">
            <text:p>9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19.9200801849365" table:style-name="ce5">
            <text:p>4.120</text:p>
          </table:table-cell>
          <table:table-cell office:value-type="float" office:value="2236.3600435256958" table:style-name="ce5">
            <text:p>2.236</text:p>
          </table:table-cell>
          <table:table-cell office:value-type="float" office:value="2910.6000566482544" table:style-name="ce5">
            <text:p>2.911</text:p>
          </table:table-cell>
          <table:table-cell office:value-type="float" office:value="891.80001735687256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4049.3600788116455" table:style-name="ce5">
            <text:p>4.049</text:p>
          </table:table-cell>
          <table:table-cell office:value-type="float" office:value="2222.640043258667" table:style-name="ce5">
            <text:p>2.223</text:p>
          </table:table-cell>
          <table:table-cell office:value-type="float" office:value="3122.2800607681274" table:style-name="ce5">
            <text:p>3.122</text:p>
          </table:table-cell>
          <table:table-cell office:value-type="float" office:value="495.88000965118408" table:style-name="ce5">
            <text:p>4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19.9600782394409" table:style-name="ce5">
            <text:p>4.020</text:p>
          </table:table-cell>
          <table:table-cell office:value-type="float" office:value="3045.8400592803955" table:style-name="ce5">
            <text:p>3.046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3963.1200771331787" table:style-name="ce5">
            <text:p>3.963</text:p>
          </table:table-cell>
          <table:table-cell office:value-type="float" office:value="2647.9600515365601" table:style-name="ce5">
            <text:p>2.648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2828.2800550460815" table:style-name="ce5">
            <text:p>2.828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691.0800523757935" table:style-name="ce5">
            <text:p>2.691</text:p>
          </table:table-cell>
          <table:table-cell office:value-type="float" office:value="2630.3200511932373" table:style-name="ce5">
            <text:p>2.630</text:p>
          </table:table-cell>
          <table:table-cell office:value-type="float" office:value="4225.760082244873" table:style-name="ce5">
            <text:p>4.226</text:p>
          </table:table-cell>
          <table:table-cell office:value-type="float" office:value="1454.3200283050537" table:style-name="ce5">
            <text:p>1.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1076.040020942688" table:style-name="ce5">
            <text:p>1.076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009.4000196456909" table:style-name="ce5">
            <text:p>1.009</text:p>
          </table:table-cell>
          <table:table-cell office:value-type="float" office:value="1289.680025100708" table:style-name="ce5">
            <text:p>1.290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1162.2800226211548" table:style-name="ce5">
            <text:p>1.162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383.7600269317627" table:style-name="ce5">
            <text:p>1.384</text:p>
          </table:table-cell>
          <table:table-cell office:value-type="float" office:value="840.84001636505127" table:style-name="ce5">
            <text:p>841</text:p>
          </table:table-cell>
          <table:table-cell office:value-type="float" office:value="917.2800178527832" table:style-name="ce5">
            <text:p>917</text:p>
          </table:table-cell>
          <table:table-cell office:value-type="float" office:value="407.68000793457031" table:style-name="ce5">
            <text:p>408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213.64000415802002" table:style-name="ce5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417.0800275802612" table:style-name="ce5">
            <text:p>1.417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228.9200239181519" table:style-name="ce5">
            <text:p>1.229</text:p>
          </table:table-cell>
          <table:table-cell office:value-type="float" office:value="1048.6000204086304" table:style-name="ce5">
            <text:p>1.049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325.36000633239746" table:style-name="ce5">
            <text:p>325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43.3600845336914" table:style-name="ce5">
            <text:p>4.343</text:p>
          </table:table-cell>
          <table:table-cell office:value-type="float" office:value="2152.080041885376" table:style-name="ce5">
            <text:p>2.152</text:p>
          </table:table-cell>
          <table:table-cell office:value-type="float" office:value="1809.0800352096558" table:style-name="ce5">
            <text:p>1.809</text:p>
          </table:table-cell>
          <table:table-cell office:value-type="float" office:value="1013.3200197219849" table:style-name="ce5">
            <text:p>1.013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731.8400726318359" table:style-name="ce5">
            <text:p>3.732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413.56000804901123" table:style-name="ce5">
            <text:p>41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629.5200901031494" table:style-name="ce5">
            <text:p>4.630</text:p>
          </table:table-cell>
          <table:table-cell office:value-type="float" office:value="1750.2800340652466" table:style-name="ce5">
            <text:p>1.750</text:p>
          </table:table-cell>
          <table:table-cell office:value-type="float" office:value="1393.5600271224976" table:style-name="ce5">
            <text:p>1.394</text:p>
          </table:table-cell>
          <table:table-cell office:value-type="float" office:value="486.08000946044922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4513.880087852478" table:style-name="ce5">
            <text:p>4.514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1599.3600311279297" table:style-name="ce5">
            <text:p>1.599</text:p>
          </table:table-cell>
          <table:table-cell office:value-type="float" office:value="421.40000820159912" table:style-name="ce5">
            <text:p>421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670.6800909042358" table:style-name="ce5">
            <text:p>4.671</text:p>
          </table:table-cell>
          <table:table-cell office:value-type="float" office:value="1566.0400304794312" table:style-name="ce5">
            <text:p>1.566</text:p>
          </table:table-cell>
          <table:table-cell office:value-type="float" office:value="1138.7600221633911" table:style-name="ce5">
            <text:p>1.139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643.2400903701782" table:style-name="ce5">
            <text:p>4.643</text:p>
          </table:table-cell>
          <table:table-cell office:value-type="float" office:value="1928.6400375366211" table:style-name="ce5">
            <text:p>1.929</text:p>
          </table:table-cell>
          <table:table-cell office:value-type="float" office:value="1277.9200248718262" table:style-name="ce5">
            <text:p>1.278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661.2800712585449" table:style-name="ce5">
            <text:p>3.661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409.64000797271729" table:style-name="ce5">
            <text:p>410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2371.6000461578369" table:style-name="ce5">
            <text:p>2.372</text:p>
          </table:table-cell>
          <table:table-cell office:value-type="float" office:value="3461.3600673675537" table:style-name="ce5">
            <text:p>3.461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22.4000549316406" table:style-name="ce5">
            <text:p>2.822</text:p>
          </table:table-cell>
          <table:table-cell office:value-type="float" office:value="1428.8400278091431" table:style-name="ce5">
            <text:p>1.429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135.24000263214111" table:style-name="ce5">
            <text:p>1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1740.4800338745117" table:style-name="ce5">
            <text:p>1.740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644.840012550354" table:style-name="ce5">
            <text:p>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997.64001941680908" table:style-name="ce5">
            <text:p>998</text:p>
          </table:table-cell>
          <table:table-cell office:value-type="float" office:value="313.60000610351563" table:style-name="ce5">
            <text:p>3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63.6000537872314" table:style-name="ce5">
            <text:p>2.764</text:p>
          </table:table-cell>
          <table:table-cell office:value-type="float" office:value="1295.5600252151489" table:style-name="ce5">
            <text:p>1.296</text:p>
          </table:table-cell>
          <table:table-cell office:value-type="float" office:value="1234.8000240325928" table:style-name="ce5">
            <text:p>1.235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34.1200571060181" table:style-name="ce5">
            <text:p>2.934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0" table:style-name="ce5">
            <text:p>0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2548.0000495910645" table:style-name="ce5">
            <text:p>2.548</text:p>
          </table:table-cell>
          <table:table-cell office:value-type="float" office:value="1981.5600385665894" table:style-name="ce5">
            <text:p>1.982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4.2000436782837" table:style-name="ce5">
            <text:p>2.244</text:p>
          </table:table-cell>
          <table:table-cell office:value-type="float" office:value="1785.5600347518921" table:style-name="ce5">
            <text:p>1.786</text:p>
          </table:table-cell>
          <table:table-cell office:value-type="float" office:value="1844.3600358963013" table:style-name="ce5">
            <text:p>1.844</text:p>
          </table:table-cell>
          <table:table-cell office:value-type="float" office:value="576.24001121520996" table:style-name="ce5">
            <text:p>576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2159.9200420379639" table:style-name="ce5">
            <text:p>2.160</text:p>
          </table:table-cell>
          <table:table-cell office:value-type="float" office:value="1568.0000305175781" table:style-name="ce5">
            <text:p>1.568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578.20001125335693" table:style-name="ce5">
            <text:p>578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117.60000228881836" table:style-name="ce5">
            <text:p>11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49.0800924301147" table:style-name="ce5">
            <text:p>4.749</text:p>
          </table:table-cell>
          <table:table-cell office:value-type="float" office:value="2518.6000490188599" table:style-name="ce5">
            <text:p>2.519</text:p>
          </table:table-cell>
          <table:table-cell office:value-type="float" office:value="1999.2000389099121" table:style-name="ce5">
            <text:p>1.999</text:p>
          </table:table-cell>
          <table:table-cell office:value-type="float" office:value="1021.1600198745728" table:style-name="ce5">
            <text:p>1.021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178.7200813293457" table:style-name="ce5">
            <text:p>4.179</text:p>
          </table:table-cell>
          <table:table-cell office:value-type="float" office:value="2548.0000495910645" table:style-name="ce5">
            <text:p>2.548</text:p>
          </table:table-cell>
          <table:table-cell office:value-type="float" office:value="3294.760064125061" table:style-name="ce5">
            <text:p>3.295</text:p>
          </table:table-cell>
          <table:table-cell office:value-type="float" office:value="764.40001487731934" table:style-name="ce5">
            <text:p>764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90.2000951766968" table:style-name="ce5">
            <text:p>4.890</text:p>
          </table:table-cell>
          <table:table-cell office:value-type="float" office:value="2189.3200426101685" table:style-name="ce5">
            <text:p>2.189</text:p>
          </table:table-cell>
          <table:table-cell office:value-type="float" office:value="1691.4800329208374" table:style-name="ce5">
            <text:p>1.691</text:p>
          </table:table-cell>
          <table:table-cell office:value-type="float" office:value="572.32001113891602" table:style-name="ce5">
            <text:p>572</text:p>
          </table:table-cell>
          <table:table-cell office:value-type="string" table:style-name="ce5">
            <text:p>-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4762.8000926971436" table:style-name="ce5">
            <text:p>4.763</text:p>
          </table:table-cell>
          <table:table-cell office:value-type="float" office:value="2359.8400459289551" table:style-name="ce5">
            <text:p>2.360</text:p>
          </table:table-cell>
          <table:table-cell office:value-type="float" office:value="1999.2000389099121" table:style-name="ce5">
            <text:p>1.999</text:p>
          </table:table-cell>
          <table:table-cell office:value-type="float" office:value="511.56000995635986" table:style-name="ce5">
            <text:p>512</text:p>
          </table:table-cell>
          <table:table-cell office:value-type="string" table:style-name="ce5">
            <text:p>-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870.6000947952271" table:style-name="ce5">
            <text:p>4.871</text:p>
          </table:table-cell>
          <table:table-cell office:value-type="float" office:value="1885.5200366973877" table:style-name="ce5">
            <text:p>1.886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578.20001125335693" table:style-name="ce5">
            <text:p>578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4805.920093536377" table:style-name="ce5">
            <text:p>4.806</text:p>
          </table:table-cell>
          <table:table-cell office:value-type="float" office:value="2693.0400524139404" table:style-name="ce5">
            <text:p>2.693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096.4000797271729" table:style-name="ce5">
            <text:p>4.096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3087.0000600814819" table:style-name="ce5">
            <text:p>3.087</text:p>
          </table:table-cell>
          <table:table-cell office:value-type="float" office:value="3649.5200710296631" table:style-name="ce5">
            <text:p>3.650</text:p>
          </table:table-cell>
          <table:table-cell office:value-type="float" office:value="3575.0400695800781" table:style-name="ce5">
            <text:p>3.575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346.92000675201416" table:style-name="ce5">
            <text:p>34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2546.0400495529175" table:style-name="ce5">
            <text:p>2.546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574.28001117706299" table:style-name="ce5">
            <text:p>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2.2000551223755" table:style-name="ce5">
            <text:p>2.832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3814.1600742340088" table:style-name="ce5">
            <text:p>3.814</text:p>
          </table:table-cell>
          <table:table-cell office:value-type="float" office:value="615.44001197814941" table:style-name="ce5">
            <text:p>6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30.1200609207153" table:style-name="ce5">
            <text:p>3.130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3510.360068321228" table:style-name="ce5">
            <text:p>3.510</text:p>
          </table:table-cell>
          <table:table-cell office:value-type="float" office:value="815.36001586914063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0.5200700759888" table:style-name="ce5">
            <text:p>3.601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3304.5600643157959" table:style-name="ce5">
            <text:p>3.305</text:p>
          </table:table-cell>
          <table:table-cell office:value-type="float" office:value="497.84000968933105" table:style-name="ce5">
            <text:p>4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43.8400611877441" table:style-name="ce5">
            <text:p>3.144</text:p>
          </table:table-cell>
          <table:table-cell office:value-type="float" office:value="3253.6000633239746" table:style-name="ce5">
            <text:p>3.254</text:p>
          </table:table-cell>
          <table:table-cell office:value-type="float" office:value="2696.9600524902344" table:style-name="ce5">
            <text:p>2.697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16.1600723266602" table:style-name="ce5">
            <text:p>3.716</text:p>
          </table:table-cell>
          <table:table-cell office:value-type="float" office:value="2169.7200422286987" table:style-name="ce5">
            <text:p>2.170</text:p>
          </table:table-cell>
          <table:table-cell office:value-type="float" office:value="2834.1600551605225" table:style-name="ce5">
            <text:p>2.834</text:p>
          </table:table-cell>
          <table:table-cell office:value-type="float" office:value="1058.4000205993652" table:style-name="ce5">
            <text:p>1.058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1573.880030632019" table:style-name="ce5">
            <text:p>1.574</text:p>
          </table:table-cell>
          <table:table-cell office:value-type="float" office:value="4070.9200792312622" table:style-name="ce5">
            <text:p>4.071</text:p>
          </table:table-cell>
          <table:table-cell office:value-type="float" office:value="2996.8400583267212" table:style-name="ce5">
            <text:p>2.997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2099.1600408554077" table:style-name="ce5">
            <text:p>2.099</text:p>
          </table:table-cell>
          <table:table-cell office:value-type="float" office:value="4629.5200901031494" table:style-name="ce5">
            <text:p>4.630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25.480000495910645" table:style-name="ce5">
            <text:p>25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0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31:14Z</meta:creation-date>
    <dc:date>2020-06-07T19:42:16Z</dc:date>
  </office:meta>
</office:document-meta>
</file>